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84"/>
    <style:style style:name="ce4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4"/>
    <style:style style:name="ce7" style:family="table-cell" style:parent-style-name="Default" style:data-style-name="N124"/>
    <style:style style:name="ce8" style:family="table-cell" style:parent-style-name="Default" style:data-style-name="N61"/>
    <style:style style:name="ce9" style:family="table-cell" style:parent-style-name="Default" style:data-style-name="N126"/>
    <style:style style:name="ce10" style:family="table-cell" style:parent-style-name="Default" style:data-style-name="N130"/>
  </office:automatic-styles>
  <office:body>
    <office:spreadsheet>
      <table:calculation-settings table:automatic-find-labels="false"/>
      <table:table table:name="Settin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3" table:formula="of:=TODAY()-1" office:value-type="date" office:date-value="2017-02-21" calcext:value-type="date">
            <text:p>2017-02-21</text:p>
          </table:table-cell>
          <table:table-cell/>
          <table:table-cell table:formula="of:=QUANTLIB.CALCADDINS.QLSETTINGSSETEVALUATIONDATE([Settings.B3])" office:value-type="string" office:string-value="OK" calcext:value-type="string">
            <text:p>OK</text:p>
          </table:table-cell>
        </table:table-row>
      </table:table>
      <table:table table:name="PlainVanillaOption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IMPLEQUOTE([PlainVanillaOption.D6];[PlainVanillaOption.D7])" office:value-type="string" office:string-value="X0" calcext:value-type="string">
            <text:p>X0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G6];[PlainVanillaOption.F9:.F10];[PlainVanillaOption.G9:.G10];[PlainVanillaOption.G7])" office:value-type="string" office:string-value="RiskFreeTS" calcext:value-type="string">
            <text:p>RiskFree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J6];[PlainVanillaOption.I9:.I10];[PlainVanillaOption.J9:.J10];[PlainVanillaOption.J7])" office:value-type="string" office:string-value="DividendTS" calcext:value-type="string">
            <text:p>Dividend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BLACKVARIANCESURFACE([PlainVanillaOption.M6];[PlainVanillaOption.M7];[PlainVanillaOption.M8];[PlainVanillaOption.M14:.N14];[PlainVanillaOption.L15:.L16];[PlainVanillaOption.M15:.N16];[PlainVanillaOption.M9];[PlainVanillaOption.M10];[PlainVanillaOption.M11])" office:value-type="string" office:string-value="BlackVolTS" calcext:value-type="string">
            <text:p>BlackVolTS</text:p>
          </table:table-cell>
          <table:table-cell table:number-columns-repeated="3"/>
          <table:table-cell office:value-type="string" calcext:value-type="string">
            <text:p>BlackVolInterpo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iskFree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vidend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lackVolT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ReferenceDate</text:p>
          </table:table-cell>
          <table:table-cell table:style-name="ce4" table:formula="of:=[Settings.B3]" office:value-type="date" office:date-value="2017-02-21" calcext:value-type="date">
            <text:p>02/21/17</text:p>
          </table:table-cell>
          <table:table-cell table:number-columns-repeated="3"/>
          <table:table-cell table:style-name="ce3" table:formula="of:=[PlainVanillaOption.N14]" office:value-type="date" office:date-value="2100-08-26" calcext:value-type="date">
            <text:p>2100-08-26</text:p>
          </table:table-cell>
          <table:table-cell table:style-name="ce8" office:value-type="float" office:value="10000" calcext:value-type="float">
            <text:p>1.00E+04</text:p>
          </table:table-cell>
          <table:table-cell table:formula="of:=QUANTLIB.CALCADDINS.QLBLACKVOLTERMSTRUCTUREBLACKVOL([$PlainVanillaOption.$M$5];[PlainVanillaOption.Q7];[PlainVanillaOption.R7];1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table:style-name="ce3" table:formula="of:=[.M14]" office:value-type="date" office:date-value="2017-02-22" calcext:value-type="date">
            <text:p>2017-02-22</text:p>
          </table:table-cell>
          <table:table-cell office:value-type="float" office:value="1" calcext:value-type="float">
            <text:p>1</text:p>
          </table:table-cell>
          <table:table-cell table:formula="of:=QUANTLIB.CALCADDINS.QLBLACKVOLTERMSTRUCTUREBLACKVOL([$PlainVanillaOption.$M$5];[PlainVanillaOption.Q8];[PlainVanillaOption.R8];1)" office:value-type="float" office:value="1.00014997375544" calcext:value-type="float">
            <text:p>1.00014997375544</text:p>
          </table:table-cell>
        </table:table-row>
        <table:table-row table:style-name="ro1">
          <table:table-cell table:number-columns-repeated="5"/>
          <table:table-cell table:style-name="ce3" table:formula="of:=[Settings.B3]" office:value-type="date" office:date-value="2017-02-21" calcext:value-type="date">
            <text:p>2017-02-21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3" table:formula="of:=[Settings.B3]" office:value-type="date" office:date-value="2017-02-21" calcext:value-type="date">
            <text:p>2017-02-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Counter </text:p>
          </table:table-cell>
          <table:table-cell office:value-type="string" calcext:value-type="string">
            <text:p>Actual/365 (Fix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" table:formula="of:=[PlainVanillaOption.F9]+36500" office:value-type="date" office:date-value="2117-01-28" calcext:value-type="date">
            <text:p>2117-01-28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3" table:formula="of:=[PlainVanillaOption.I9]+36500" office:value-type="date" office:date-value="2117-01-28" calcext:value-type="date">
            <text:p>2117-01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werExtrapol</text:p>
          </table:table-cell>
          <table:table-cell office:value-type="string" calcext:value-type="string">
            <text:p>ConstantExtrapolatio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UpperExtrapol</text:p>
          </table:table-cell>
          <table:table-cell table:formula="of:=[PlainVanillaOption.M10]" office:value-type="string" office:string-value="ConstantExtrapolation" calcext:value-type="string">
            <text:p>ConstantExtrapolation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3" table:formula="of:=[Settings.B3]+1" office:value-type="date" office:date-value="2017-02-22" calcext:value-type="date">
            <text:p>2017-02-22</text:p>
          </table:table-cell>
          <table:table-cell table:style-name="ce3" table:formula="of:=[PlainVanillaOption.M14]+30500" office:value-type="date" office:date-value="2100-08-26" calcext:value-type="date">
            <text:p>2100-08-2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5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5" office:value-type="float" office:value="10000" calcext:value-type="float">
            <text:p>10000</text:p>
          </table:table-cell>
          <table:table-cell table:style-name="ce6" table:formula="of:=[PlainVanillaOption.M15]+1" office:value-type="float" office:value="2" calcext:value-type="float">
            <text:p>2.00</text:p>
          </table:table-cell>
          <table:table-cell table:style-name="ce6" table:formula="of:=[PlainVanillaOption.N15]+1" office:value-type="float" office:value="3" calcext:value-type="float">
            <text:p>3.00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 </text:p>
          </table:table-cell>
          <table:table-cell table:formula="of:=QUANTLIB.CALCADDINS.QLGENERALIZEDBLACKSCHOLESPROCESS([PlainVanillaOption.D22];[PlainVanillaOption.D23];[PlainVanillaOption.D24];[PlainVanillaOption.D25];[PlainVanillaOption.D26])" office:value-type="string" office:string-value="GeneralizedBlackScholesProcess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ANALYTICEUROPEANENGINE([PlainVanillaOption.J22];[PlainVanillaOption.J23])" office:value-type="string" office:string-value="AnalyticEuropeanEngine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table:formula="of:=[PlainVanillaOption.D5]" office:value-type="string" office:string-value="X0" calcext:value-type="string">
            <text:p>X0</text:p>
          </table:table-cell>
          <table:table-cell table:number-columns-repeated="4"/>
          <table:table-cell office:value-type="string" calcext:value-type="string">
            <text:p>Process</text:p>
          </table:table-cell>
          <table:table-cell table:formula="of:=[PlainVanillaOption.D21]" office:value-type="string" office:string-value="GeneralizedBlackScholesProcess" calcext:value-type="string">
            <text:p>GeneralizedBlackScholesProces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videndTS</text:p>
          </table:table-cell>
          <table:table-cell table:formula="of:=[PlainVanillaOption.J5]" office:value-type="string" office:string-value="DividendTS" calcext:value-type="string">
            <text:p>Dividend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iskFreeTS</text:p>
          </table:table-cell>
          <table:table-cell table:formula="of:=[PlainVanillaOption.G5]" office:value-type="string" office:string-value="RiskFreeTS" calcext:value-type="string">
            <text:p>RiskFree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ackVolsTS</text:p>
          </table:table-cell>
          <table:table-cell table:formula="of:=[PlainVanillaOption.M5]" office:value-type="string" office:string-value="BlackVolTS" calcext:value-type="string">
            <text:p>BlackVolTS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PLAINVANILLAPAYOFF([PlainVanillaOption.D33];[PlainVanillaOption.D34];[PlainVanillaOption.D35])" office:value-type="string" office:string-value="VanillaPayoff" calcext:value-type="string">
            <text:p>VanillaPayoff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EUROPEANEXERCISE([PlainVanillaOption.H33];[PlainVanillaOption.H34])" office:value-type="string" office:string-value="Exercise" calcext:value-type="string">
            <text:p>Exercise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OPTION([PlainVanillaOption.L33];[PlainVanillaOption.L34];[PlainVanillaOption.L35])" office:value-type="string" office:string-value="Option" calcext:value-type="string">
            <text:p>Option</text:p>
          </table:table-cell>
          <table:table-cell table:number-columns-repeated="2"/>
          <table:table-cell table:formula="of:=QUANTLIB.CALCADDINS.QLINSTRUMENTSETPRICINGENGINE([PlainVanillaOption.L32];[PlainVanillaOption.J21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Payoff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ercis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table:number-columns-repeated="2"/>
          <table:table-cell table:style-name="ce7" table:formula="of:=QUANTLIB.CALCADDINS.QLINSTRUMENTNPV([PlainVanillaOption.L32])" office:value-type="float" office:value="1.78393458599807" calcext:value-type="float">
            <text:p>1.7839</text:p>
          </table:table-cell>
          <table:table-cell office:value-type="string" calcext:value-type="string">
            <text:p>NP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all</text:p>
          </table:table-cell>
          <table:table-cell table:number-columns-repeated="2"/>
          <table:table-cell office:value-type="string" calcext:value-type="string">
            <text:p>Expiry</text:p>
          </table:table-cell>
          <table:table-cell table:style-name="ce3" table:formula="of:=[Settings.B3]+730" office:value-type="date" office:date-value="2019-02-21" calcext:value-type="date">
            <text:p>2019-02-21</text:p>
          </table:table-cell>
          <table:table-cell table:number-columns-repeated="2"/>
          <table:table-cell office:value-type="string" calcext:value-type="string">
            <text:p>Payoff</text:p>
          </table:table-cell>
          <table:table-cell table:formula="of:=[PlainVanillaOption.D32]" office:value-type="string" office:string-value="VanillaPayoff" calcext:value-type="string">
            <text:p>VanillaPayo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Exercise</text:p>
          </table:table-cell>
          <table:table-cell table:formula="of:=[PlainVanillaOption.H32]" office:value-type="string" office:string-value="Exercise" calcext:value-type="string">
            <text:p>Exercise</text:p>
          </table:table-cell>
          <table:table-cell table:number-columns-repeated="7"/>
        </table:table-row>
      </table:table>
      <table:table table:name="Interpolation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5];[Interpolation.D6];[Interpolation.D7:.D9];[Interpolation.E7:.E9])" office:value-type="string" office:string-value="Interpolation-1" calcext:value-type="string">
            <text:p>Interpolation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4];[Interpolation.G5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6];[Interpolation.N7];[Interpolation.N8:.N10];[Interpolation.O8:.O10])" office:value-type="string" office:string-value="Interpolation-3" calcext:value-type="string">
            <text:p>Interpolation-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4];[Interpolation.G6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6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4];[Interpolation.G7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KrugerCub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7];1)"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4];[Interpolation.G8];1)"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8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4];[Interpolation.G9];1)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9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4];[Interpolation.G10];1)" office:value-type="float" office:value="9.5" calcext:value-type="float">
            <text:p>9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10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4];[Interpolation.G11];1)"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11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4];[Interpolation.G12];1)" office:value-type="float" office:value="14.5" calcext:value-type="float">
            <text:p>14.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12];1)"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13];1)" office:value-type="float" office:value="17.625" calcext:value-type="float">
            <text:p>17.625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22];[Interpolation.D23];[Interpolation.D24:.D26];[Interpolation.E24:.E26])" office:value-type="string" office:string-value="Interpolation-2" calcext:value-type="string">
            <text:p>Interpolation-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22];[Interpolation.N23];[Interpolation.N24:.N26];[Interpolation.O24:.O26])" office:value-type="string" office:string-value="Interpolation-4" calcext:value-type="string">
            <text:p>Interpolation-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G22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22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G23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Monotonic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23];1)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G24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24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G25];1)" office:value-type="float" office:value="5.125" calcext:value-type="float">
            <text:p>5.1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25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G26];1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26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G27];1)" office:value-type="float" office:value="8.87500000000001" calcext:value-type="float">
            <text:p>8.8750000000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27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G28];1)" office:value-type="float" office:value="12" calcext:value-type="float">
            <text:p>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28]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G29];1)" office:value-type="float" office:value="17.625" calcext:value-type="float">
            <text:p>17.6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29];1)" office:value-type="float" office:value="17.625" calcext:value-type="float">
            <text:p>17.62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2D([Interpolation.D37];[Interpolation.D38];[Interpolation.E39:.G39];[Interpolation.D40:.D42];[Interpolation.E40:.G42])" office:value-type="string" office:string-value="Interpol2D" calcext:value-type="string">
            <text:p>Interpol2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2D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37];[Interpolation.J37];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rpolation2DID</text:p>
          </table:table-cell>
          <table:table-cell office:value-type="string" calcext:value-type="string">
            <text:p>Biline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ANTLIB.CALCADDINS.QLINTERPOLATEDVALUE2D([Interpolation.$D$36];[Interpolation.I38];[Interpolation.J38];0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39];[Interpolation.J39];0)" office:value-type="string" office:string-value="ERROR: qlInterpolatedValue2D:  interpolation range is [2, 4] x [1, 3]: extrapolation at (3, 5) not allowed" calcext:value-type="string">
            <text:p>ERROR: qlInterpolatedValue2D: <text:s/>interpolation range is [2, 4] x [1, 3]: extrapolation at (3, 5) not allow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ANTLIB.CALCADDINS.QLINTERPOLATEDVALUE2D([Interpolation.$D$36];[Interpolation.I40];[Interpolation.J40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41];[Interpolation.J4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42];[Interpolation.J42];1)" office:value-type="float" office:value="7" calcext:value-type="float">
            <text:p>7</text:p>
          </table:table-cell>
          <table:table-cell table:number-columns-repeated="7"/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 table:number-rows-repeated="9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Schedule.D11];[Schedule.D12];[Schedule.D13];[Schedule.D14];[Schedule.D15];[Schedule.D16];[Schedule.D17];[Schedule.D18];[Schedule.D19];[Schedule.D20];[Schedule.D21])" office:value-type="string" office:string-value="Schedule-1" calcext:value-type="string">
            <text:p>Schedule-1</text:p>
          </table:table-cell>
          <table:table-cell table:style-name="ce2"/>
          <table:table-cell table:number-matrix-columns-spanned="1" table:number-matrix-rows-spanned="35" table:formula="of:=QUANTLIB.CALCADDINS.QLSCHEDULEDATES([Schedule.D10])" office:value-type="date" office:date-value="2002-01-02" calcext:value-type="date">
            <text:p>01/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1</text:p>
          </table:table-cell>
          <table:table-cell table:style-name="ce2"/>
          <table:table-cell office:value-type="date" office:date-value="2003-01-02" calcext:value-type="date">
            <text:p>01/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2" office:value-type="date" office:date-value="2002-01-01" calcext:value-type="date">
            <text:p>01/01/02</text:p>
          </table:table-cell>
          <table:table-cell table:style-name="ce2"/>
          <table:table-cell office:value-type="date" office:date-value="2004-01-02" calcext:value-type="date">
            <text:p>01/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05-01-03" calcext:value-type="date">
            <text:p>01/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  <table:table-cell table:style-name="ce2"/>
          <table:table-cell office:value-type="date" office:date-value="2006-01-02" calcext:value-type="date">
            <text:p>01/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style-name="ce2"/>
          <table:table-cell office:value-type="date" office:date-value="2007-01-02" calcext:value-type="date">
            <text:p>01/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8-01-02" calcext:value-type="date">
            <text:p>01/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9-01-02" calcext:value-type="date">
            <text:p>01/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  <table:table-cell table:style-name="ce2"/>
          <table:table-cell office:value-type="date" office:date-value="2010-01-04" calcext:value-type="date">
            <text:p>01/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date" office:date-value="2011-01-03" calcext:value-type="date">
            <text:p>01/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2" office:value-type="date" office:date-value="2003-01-01" calcext:value-type="date">
            <text:p>01/01/03</text:p>
          </table:table-cell>
          <table:table-cell table:style-name="ce2"/>
          <table:table-cell office:value-type="date" office:date-value="2012-01-02" calcext:value-type="date">
            <text:p>01/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13-01-02" calcext:value-type="date">
            <text:p>01/02/1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4-01-02" calcext:value-type="date">
            <text:p>01/02/1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5-01-02" calcext:value-type="date">
            <text:p>01/02/15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6-01-04" calcext:value-type="date">
            <text:p>01/04/16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7-01-02" calcext:value-type="date">
            <text:p>01/02/17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8-01-02" calcext:value-type="date">
            <text:p>01/02/18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9-01-02" calcext:value-type="date">
            <text:p>01/02/19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0-01-02" calcext:value-type="date">
            <text:p>01/02/20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1-01-04" calcext:value-type="date">
            <text:p>01/04/21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2-01-03" calcext:value-type="date">
            <text:p>01/03/22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3-01-02" calcext:value-type="date">
            <text:p>01/02/2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5-01-02" calcext:value-type="date">
            <text:p>01/02/25</text:p>
          </table:table-cell>
        </table:table-row>
        <table:table-row table:style-name="ro1">
          <table:table-cell table:number-columns-repeated="5"/>
          <table:table-cell office:value-type="date" office:date-value="2026-01-02" calcext:value-type="date">
            <text:p>01/02/26</text:p>
          </table:table-cell>
        </table:table-row>
        <table:table-row table:style-name="ro1">
          <table:table-cell table:number-columns-repeated="5"/>
          <table:table-cell office:value-type="date" office:date-value="2027-01-04" calcext:value-type="date">
            <text:p>01/04/27</text:p>
          </table:table-cell>
        </table:table-row>
        <table:table-row table:style-name="ro1">
          <table:table-cell table:number-columns-repeated="5"/>
          <table:table-cell office:value-type="date" office:date-value="2028-01-03" calcext:value-type="date">
            <text:p>01/03/28</text:p>
          </table:table-cell>
        </table:table-row>
        <table:table-row table:style-name="ro1">
          <table:table-cell table:number-columns-repeated="5"/>
          <table:table-cell office:value-type="date" office:date-value="2029-01-02" calcext:value-type="date">
            <text:p>01/02/29</text:p>
          </table:table-cell>
        </table:table-row>
        <table:table-row table:style-name="ro1">
          <table:table-cell table:number-columns-repeated="5"/>
          <table:table-cell office:value-type="date" office:date-value="2030-01-02" calcext:value-type="date">
            <text:p>01/02/30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ieldBootstrapping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QUANTLIB.CALCADDINS.QLEURIBOR365([YieldBootstrapping.E4];[YieldBootstrapping.F4])" office:value-type="string" office:string-value="EUR_6" calcext:value-type="string">
            <text:p>EUR_6</text:p>
          </table:table-cell>
          <table:table-cell office:value-type="string" calcext:value-type="string">
            <text:p>EUR_6</text:p>
          </table:table-cell>
          <table:table-cell office:value-type="string" calcext:value-type="string">
            <text:p>6M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wa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ixedFrequency</text:p>
          </table:table-cell>
          <table:table-cell office:value-type="string" calcext:value-type="string">
            <text:p>FixedConvention</text:p>
          </table:table-cell>
          <table:table-cell office:value-type="string" calcext:value-type="string">
            <text:p>FixedDayCounter</text:p>
          </table:table-cell>
          <table:table-cell office:value-type="string" calcext:value-type="string">
            <text:p>IborIndex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wdStartPeriod</text:p>
          </table:table-cell>
          <table:table-cell office:value-type="string" calcext:value-type="string">
            <text:p>SpreadName</text:p>
          </table:table-cell>
          <table:table-cell office:value-type="string" calcext:value-type="string">
            <text:p>SpreadQuo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0];[YieldBootstrapping.F10];[YieldBootstrapping.G10];[YieldBootstrapping.H10];[YieldBootstrapping.I10];[YieldBootstrapping.J10];[YieldBootstrapping.K10];[YieldBootstrapping.L10];[.M10];[.N10])" office:value-type="string" office:string-value="Swap-1Y" calcext:value-type="string">
            <text:p>Swap-1Y</text:p>
          </table:table-cell>
          <table:table-cell table:formula="of:=CONCATENATE([YieldBootstrapping.$D$8];&quot;-&quot;;[YieldBootstrapping.G10])" office:value-type="string" office:string-value="Swap-1Y" calcext:value-type="string">
            <text:p>Swap-1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Actual/360</text:p>
          </table:table-cell>
          <table:table-cell table:formula="of:=[YieldBootstrapping.D4]" office:value-type="string" office:string-value="EUR_6" calcext:value-type="string">
            <text:p>EUR_6</text:p>
          </table:table-cell>
          <table:table-cell table:formula="of:=QUANTLIB.CALCADDINS.QLSIMPLEQUOTE([YieldBootstrapping.O10];[YieldBootstrapping.P10])" office:value-type="string" office:string-value="quote-1Y" calcext:value-type="string">
            <text:p>quote-1Y</text:p>
          </table:table-cell>
          <table:table-cell office:value-type="string" calcext:value-type="string">
            <text:p>0D</text:p>
          </table:table-cell>
          <table:table-cell table:formula="of:=CONCATENATE(&quot;quote-&quot;;[YieldBootstrapping.G10])" office:value-type="string" office:string-value="quote-1Y" calcext:value-type="string">
            <text:p>quote-1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1];[YieldBootstrapping.F11];[YieldBootstrapping.G11];[YieldBootstrapping.H11];[YieldBootstrapping.I11];[YieldBootstrapping.J11];[YieldBootstrapping.K11];[YieldBootstrapping.L11];[.M11];[.N11])" office:value-type="string" office:string-value="Swap-2Y" calcext:value-type="string">
            <text:p>Swap-2Y</text:p>
          </table:table-cell>
          <table:table-cell table:formula="of:=CONCATENATE([YieldBootstrapping.$D$8];&quot;-&quot;;[YieldBootstrapping.G11])" office:value-type="string" office:string-value="Swap-2Y" calcext:value-type="string">
            <text:p>Swap-2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2Y</text:p>
          </table:table-cell>
          <table:table-cell table:formula="of:=[YieldBootstrapping.H10]" office:value-type="string" office:string-value="TARGET" calcext:value-type="string">
            <text:p>TARGET</text:p>
          </table:table-cell>
          <table:table-cell table:formula="of:=[YieldBootstrapping.I10]" office:value-type="string" office:string-value="Annual" calcext:value-type="string">
            <text:p>Annual</text:p>
          </table:table-cell>
          <table:table-cell table:formula="of:=[YieldBootstrapping.J10]" office:value-type="string" office:string-value="Following" calcext:value-type="string">
            <text:p>Following</text:p>
          </table:table-cell>
          <table:table-cell table:formula="of:=[YieldBootstrapping.K10]" office:value-type="string" office:string-value="Actual/360" calcext:value-type="string">
            <text:p>Actual/360</text:p>
          </table:table-cell>
          <table:table-cell table:formula="of:=[YieldBootstrapping.L10]" office:value-type="string" office:string-value="EUR_6" calcext:value-type="string">
            <text:p>EUR_6</text:p>
          </table:table-cell>
          <table:table-cell table:formula="of:=QUANTLIB.CALCADDINS.QLSIMPLEQUOTE([YieldBootstrapping.O11];[YieldBootstrapping.P11])" office:value-type="string" office:string-value="quote-2Y" calcext:value-type="string">
            <text:p>quote-2Y</text:p>
          </table:table-cell>
          <table:table-cell table:formula="of:=[YieldBootstrapping.N10]" office:value-type="string" office:string-value="0D" calcext:value-type="string">
            <text:p>0D</text:p>
          </table:table-cell>
          <table:table-cell table:formula="of:=CONCATENATE(&quot;quote-&quot;;[YieldBootstrapping.G11])" office:value-type="string" office:string-value="quote-2Y" calcext:value-type="string">
            <text:p>quote-2Y</text:p>
          </table:table-cell>
          <table:table-cell table:formula="of:=[YieldBootstrapping.P10]" office:value-type="float" office:value="0" calcext:value-type="float">
            <text:p>0</text:p>
          </table:table-cell>
          <table:table-cell table:number-columns-repeated="8"/>
          <table:table-cell table:style-name="ce4"/>
        </table:table-row>
        <table:table-row table:style-name="ro1">
          <table:table-cell table:number-columns-repeated="3"/>
          <table:table-cell table:formula="of:=QUANTLIB.CALCADDINS.QLSWAPRATEHELPER([YieldBootstrapping.E12];[YieldBootstrapping.F12];[YieldBootstrapping.G12];[YieldBootstrapping.H12];[YieldBootstrapping.I12];[YieldBootstrapping.J12];[YieldBootstrapping.K12];[YieldBootstrapping.L12];[.M12];[.N12])" office:value-type="string" office:string-value="Swap-3Y" calcext:value-type="string">
            <text:p>Swap-3Y</text:p>
          </table:table-cell>
          <table:table-cell table:formula="of:=CONCATENATE([YieldBootstrapping.$D$8];&quot;-&quot;;[YieldBootstrapping.G12])" office:value-type="string" office:string-value="Swap-3Y" calcext:value-type="string">
            <text:p>Swap-3Y</text:p>
          </table:table-cell>
          <table:table-cell table:formula="of:=[YieldBootstrapping.F11]+0.005" office:value-type="float" office:value="-0.005" calcext:value-type="float">
            <text:p>-0.005</text:p>
          </table:table-cell>
          <table:table-cell office:value-type="string" calcext:value-type="string">
            <text:p>3Y</text:p>
          </table:table-cell>
          <table:table-cell table:formula="of:=[YieldBootstrapping.H11]" office:value-type="string" office:string-value="TARGET" calcext:value-type="string">
            <text:p>TARGET</text:p>
          </table:table-cell>
          <table:table-cell table:formula="of:=[YieldBootstrapping.I11]" office:value-type="string" office:string-value="Annual" calcext:value-type="string">
            <text:p>Annual</text:p>
          </table:table-cell>
          <table:table-cell table:formula="of:=[YieldBootstrapping.J11]" office:value-type="string" office:string-value="Following" calcext:value-type="string">
            <text:p>Following</text:p>
          </table:table-cell>
          <table:table-cell table:formula="of:=[YieldBootstrapping.K11]" office:value-type="string" office:string-value="Actual/360" calcext:value-type="string">
            <text:p>Actual/360</text:p>
          </table:table-cell>
          <table:table-cell table:formula="of:=[YieldBootstrapping.L11]" office:value-type="string" office:string-value="EUR_6" calcext:value-type="string">
            <text:p>EUR_6</text:p>
          </table:table-cell>
          <table:table-cell table:formula="of:=QUANTLIB.CALCADDINS.QLSIMPLEQUOTE([YieldBootstrapping.O12];[YieldBootstrapping.P12])" office:value-type="string" office:string-value="quote-3Y" calcext:value-type="string">
            <text:p>quote-3Y</text:p>
          </table:table-cell>
          <table:table-cell table:formula="of:=[YieldBootstrapping.N11]" office:value-type="string" office:string-value="0D" calcext:value-type="string">
            <text:p>0D</text:p>
          </table:table-cell>
          <table:table-cell table:formula="of:=CONCATENATE(&quot;quote-&quot;;[YieldBootstrapping.G12])" office:value-type="string" office:string-value="quote-3Y" calcext:value-type="string">
            <text:p>quote-3Y</text:p>
          </table:table-cell>
          <table:table-cell table:formula="of:=[YieldBootstrapping.P11]" office:value-type="float" office:value="0" calcext:value-type="float">
            <text:p>0</text:p>
          </table:table-cell>
          <table:table-cell table:number-columns-repeated="8"/>
          <table:table-cell table:style-name="ce4"/>
        </table:table-row>
        <table:table-row table:style-name="ro1">
          <table:table-cell table:number-columns-repeated="3"/>
          <table:table-cell table:formula="of:=QUANTLIB.CALCADDINS.QLSWAPRATEHELPER([YieldBootstrapping.E13];[YieldBootstrapping.F13];[YieldBootstrapping.G13];[YieldBootstrapping.H13];[YieldBootstrapping.I13];[YieldBootstrapping.J13];[YieldBootstrapping.K13];[YieldBootstrapping.L13];[.M13];[.N13])" office:value-type="string" office:string-value="Swap-5Y" calcext:value-type="string">
            <text:p>Swap-5Y</text:p>
          </table:table-cell>
          <table:table-cell table:formula="of:=CONCATENATE([YieldBootstrapping.$D$8];&quot;-&quot;;[YieldBootstrapping.G13])" office:value-type="string" office:string-value="Swap-5Y" calcext:value-type="string">
            <text:p>Swap-5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Y</text:p>
          </table:table-cell>
          <table:table-cell table:formula="of:=[YieldBootstrapping.H12]" office:value-type="string" office:string-value="TARGET" calcext:value-type="string">
            <text:p>TARGET</text:p>
          </table:table-cell>
          <table:table-cell table:formula="of:=[YieldBootstrapping.I12]" office:value-type="string" office:string-value="Annual" calcext:value-type="string">
            <text:p>Annual</text:p>
          </table:table-cell>
          <table:table-cell table:formula="of:=[YieldBootstrapping.J12]" office:value-type="string" office:string-value="Following" calcext:value-type="string">
            <text:p>Following</text:p>
          </table:table-cell>
          <table:table-cell table:formula="of:=[YieldBootstrapping.K12]" office:value-type="string" office:string-value="Actual/360" calcext:value-type="string">
            <text:p>Actual/360</text:p>
          </table:table-cell>
          <table:table-cell table:formula="of:=[YieldBootstrapping.L12]" office:value-type="string" office:string-value="EUR_6" calcext:value-type="string">
            <text:p>EUR_6</text:p>
          </table:table-cell>
          <table:table-cell table:formula="of:=QUANTLIB.CALCADDINS.QLSIMPLEQUOTE([YieldBootstrapping.O13];[YieldBootstrapping.P13])" office:value-type="string" office:string-value="quote-5Y" calcext:value-type="string">
            <text:p>quote-5Y</text:p>
          </table:table-cell>
          <table:table-cell table:formula="of:=[YieldBootstrapping.N12]" office:value-type="string" office:string-value="0D" calcext:value-type="string">
            <text:p>0D</text:p>
          </table:table-cell>
          <table:table-cell table:formula="of:=CONCATENATE(&quot;quote-&quot;;[YieldBootstrapping.G13])" office:value-type="string" office:string-value="quote-5Y" calcext:value-type="string">
            <text:p>quote-5Y</text:p>
          </table:table-cell>
          <table:table-cell table:formula="of:=[YieldBootstrapping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4];[YieldBootstrapping.F14];[YieldBootstrapping.G14];[YieldBootstrapping.H14];[YieldBootstrapping.I14];[YieldBootstrapping.J14];[YieldBootstrapping.K14];[YieldBootstrapping.L14];[.M14];[.N14])" office:value-type="string" office:string-value="Swap-10Y" calcext:value-type="string">
            <text:p>Swap-10Y</text:p>
          </table:table-cell>
          <table:table-cell table:formula="of:=CONCATENATE([YieldBootstrapping.$D$8];&quot;-&quot;;[YieldBootstrapping.G14])" office:value-type="string" office:string-value="Swap-10Y" calcext:value-type="string">
            <text:p>Swap-10Y</text:p>
          </table:table-cell>
          <table:table-cell table:formula="of:=[YieldBootstrapping.F13]+0.005" office:value-type="float" office:value="0.015" calcext:value-type="float">
            <text:p>0.015</text:p>
          </table:table-cell>
          <table:table-cell office:value-type="string" calcext:value-type="string">
            <text:p>10Y</text:p>
          </table:table-cell>
          <table:table-cell table:formula="of:=[YieldBootstrapping.H13]" office:value-type="string" office:string-value="TARGET" calcext:value-type="string">
            <text:p>TARGET</text:p>
          </table:table-cell>
          <table:table-cell table:formula="of:=[YieldBootstrapping.I13]" office:value-type="string" office:string-value="Annual" calcext:value-type="string">
            <text:p>Annual</text:p>
          </table:table-cell>
          <table:table-cell table:formula="of:=[YieldBootstrapping.J13]" office:value-type="string" office:string-value="Following" calcext:value-type="string">
            <text:p>Following</text:p>
          </table:table-cell>
          <table:table-cell table:formula="of:=[YieldBootstrapping.K13]" office:value-type="string" office:string-value="Actual/360" calcext:value-type="string">
            <text:p>Actual/360</text:p>
          </table:table-cell>
          <table:table-cell table:formula="of:=[YieldBootstrapping.L13]" office:value-type="string" office:string-value="EUR_6" calcext:value-type="string">
            <text:p>EUR_6</text:p>
          </table:table-cell>
          <table:table-cell table:formula="of:=QUANTLIB.CALCADDINS.QLSIMPLEQUOTE([YieldBootstrapping.O14];[YieldBootstrapping.P14])" office:value-type="string" office:string-value="quote-10Y" calcext:value-type="string">
            <text:p>quote-10Y</text:p>
          </table:table-cell>
          <table:table-cell table:formula="of:=[YieldBootstrapping.N13]" office:value-type="string" office:string-value="0D" calcext:value-type="string">
            <text:p>0D</text:p>
          </table:table-cell>
          <table:table-cell table:formula="of:=CONCATENATE(&quot;quote-&quot;;[YieldBootstrapping.G14])" office:value-type="string" office:string-value="quote-10Y" calcext:value-type="string">
            <text:p>quote-10Y</text:p>
          </table:table-cell>
          <table:table-cell table:formula="of:=[YieldBootstrapping.P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5];[YieldBootstrapping.F15];[YieldBootstrapping.G15];[YieldBootstrapping.H15];[YieldBootstrapping.I15];[YieldBootstrapping.J15];[YieldBootstrapping.K15];[YieldBootstrapping.L15];[.M15];[.N15])" office:value-type="string" office:string-value="Swap-15Y" calcext:value-type="string">
            <text:p>Swap-15Y</text:p>
          </table:table-cell>
          <table:table-cell table:formula="of:=CONCATENATE([YieldBootstrapping.$D$8];&quot;-&quot;;[YieldBootstrapping.G15])" office:value-type="string" office:string-value="Swap-15Y" calcext:value-type="string">
            <text:p>Swap-15Y</text:p>
          </table:table-cell>
          <table:table-cell table:formula="of:=[YieldBootstrapping.F14]+0.005" office:value-type="float" office:value="0.02" calcext:value-type="float">
            <text:p>0.02</text:p>
          </table:table-cell>
          <table:table-cell office:value-type="string" calcext:value-type="string">
            <text:p>15Y</text:p>
          </table:table-cell>
          <table:table-cell table:formula="of:=[YieldBootstrapping.H14]" office:value-type="string" office:string-value="TARGET" calcext:value-type="string">
            <text:p>TARGET</text:p>
          </table:table-cell>
          <table:table-cell table:formula="of:=[YieldBootstrapping.I14]" office:value-type="string" office:string-value="Annual" calcext:value-type="string">
            <text:p>Annual</text:p>
          </table:table-cell>
          <table:table-cell table:formula="of:=[YieldBootstrapping.J14]" office:value-type="string" office:string-value="Following" calcext:value-type="string">
            <text:p>Following</text:p>
          </table:table-cell>
          <table:table-cell table:formula="of:=[YieldBootstrapping.K14]" office:value-type="string" office:string-value="Actual/360" calcext:value-type="string">
            <text:p>Actual/360</text:p>
          </table:table-cell>
          <table:table-cell table:formula="of:=[YieldBootstrapping.L14]" office:value-type="string" office:string-value="EUR_6" calcext:value-type="string">
            <text:p>EUR_6</text:p>
          </table:table-cell>
          <table:table-cell table:formula="of:=QUANTLIB.CALCADDINS.QLSIMPLEQUOTE([YieldBootstrapping.O15];[YieldBootstrapping.P15])" office:value-type="string" office:string-value="quote-15Y" calcext:value-type="string">
            <text:p>quote-15Y</text:p>
          </table:table-cell>
          <table:table-cell table:formula="of:=[YieldBootstrapping.N14]" office:value-type="string" office:string-value="0D" calcext:value-type="string">
            <text:p>0D</text:p>
          </table:table-cell>
          <table:table-cell table:formula="of:=CONCATENATE(&quot;quote-&quot;;[YieldBootstrapping.G15])" office:value-type="string" office:string-value="quote-15Y" calcext:value-type="string">
            <text:p>quote-15Y</text:p>
          </table:table-cell>
          <table:table-cell table:formula="of:=[YieldBootstrapping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6];[YieldBootstrapping.F16];[YieldBootstrapping.G16];[YieldBootstrapping.H16];[YieldBootstrapping.I16];[YieldBootstrapping.J16];[YieldBootstrapping.K16];[YieldBootstrapping.L16];[.M16];[.N16])" office:value-type="string" office:string-value="Swap-20Y" calcext:value-type="string">
            <text:p>Swap-20Y</text:p>
          </table:table-cell>
          <table:table-cell table:formula="of:=CONCATENATE([YieldBootstrapping.$D$8];&quot;-&quot;;[YieldBootstrapping.G16])" office:value-type="string" office:string-value="Swap-20Y" calcext:value-type="string">
            <text:p>Swap-20Y</text:p>
          </table:table-cell>
          <table:table-cell table:formula="of:=[YieldBootstrapping.F15]+0.005" office:value-type="float" office:value="0.025" calcext:value-type="float">
            <text:p>0.025</text:p>
          </table:table-cell>
          <table:table-cell office:value-type="string" calcext:value-type="string">
            <text:p>20Y</text:p>
          </table:table-cell>
          <table:table-cell table:formula="of:=[YieldBootstrapping.H15]" office:value-type="string" office:string-value="TARGET" calcext:value-type="string">
            <text:p>TARGET</text:p>
          </table:table-cell>
          <table:table-cell table:formula="of:=[YieldBootstrapping.I15]" office:value-type="string" office:string-value="Annual" calcext:value-type="string">
            <text:p>Annual</text:p>
          </table:table-cell>
          <table:table-cell table:formula="of:=[YieldBootstrapping.J15]" office:value-type="string" office:string-value="Following" calcext:value-type="string">
            <text:p>Following</text:p>
          </table:table-cell>
          <table:table-cell table:formula="of:=[YieldBootstrapping.K15]" office:value-type="string" office:string-value="Actual/360" calcext:value-type="string">
            <text:p>Actual/360</text:p>
          </table:table-cell>
          <table:table-cell table:formula="of:=[YieldBootstrapping.L15]" office:value-type="string" office:string-value="EUR_6" calcext:value-type="string">
            <text:p>EUR_6</text:p>
          </table:table-cell>
          <table:table-cell table:formula="of:=QUANTLIB.CALCADDINS.QLSIMPLEQUOTE([YieldBootstrapping.O16];[YieldBootstrapping.P16])" office:value-type="string" office:string-value="quote-20Y" calcext:value-type="string">
            <text:p>quote-20Y</text:p>
          </table:table-cell>
          <table:table-cell table:formula="of:=[YieldBootstrapping.N15]" office:value-type="string" office:string-value="0D" calcext:value-type="string">
            <text:p>0D</text:p>
          </table:table-cell>
          <table:table-cell table:formula="of:=CONCATENATE(&quot;quote-&quot;;[YieldBootstrapping.G16])" office:value-type="string" office:string-value="quote-20Y" calcext:value-type="string">
            <text:p>quote-20Y</text:p>
          </table:table-cell>
          <table:table-cell table:formula="of:=[YieldBootstrapping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7];[YieldBootstrapping.F17];[YieldBootstrapping.G17];[YieldBootstrapping.H17];[YieldBootstrapping.I17];[YieldBootstrapping.J17];[YieldBootstrapping.K17];[YieldBootstrapping.L17];[.M17];[.N17])" office:value-type="string" office:string-value="Swap-30Y" calcext:value-type="string">
            <text:p>Swap-30Y</text:p>
          </table:table-cell>
          <table:table-cell table:formula="of:=CONCATENATE([YieldBootstrapping.$D$8];&quot;-&quot;;[YieldBootstrapping.G17])" office:value-type="string" office:string-value="Swap-30Y" calcext:value-type="string">
            <text:p>Swap-30Y</text:p>
          </table:table-cell>
          <table:table-cell table:formula="of:=[YieldBootstrapping.F16]+0.005" office:value-type="float" office:value="0.03" calcext:value-type="float">
            <text:p>0.03</text:p>
          </table:table-cell>
          <table:table-cell office:value-type="string" calcext:value-type="string">
            <text:p>30Y</text:p>
          </table:table-cell>
          <table:table-cell table:formula="of:=[YieldBootstrapping.H16]" office:value-type="string" office:string-value="TARGET" calcext:value-type="string">
            <text:p>TARGET</text:p>
          </table:table-cell>
          <table:table-cell table:formula="of:=[YieldBootstrapping.I16]" office:value-type="string" office:string-value="Annual" calcext:value-type="string">
            <text:p>Annual</text:p>
          </table:table-cell>
          <table:table-cell table:formula="of:=[YieldBootstrapping.J16]" office:value-type="string" office:string-value="Following" calcext:value-type="string">
            <text:p>Following</text:p>
          </table:table-cell>
          <table:table-cell table:formula="of:=[YieldBootstrapping.K16]" office:value-type="string" office:string-value="Actual/360" calcext:value-type="string">
            <text:p>Actual/360</text:p>
          </table:table-cell>
          <table:table-cell table:formula="of:=[YieldBootstrapping.L16]" office:value-type="string" office:string-value="EUR_6" calcext:value-type="string">
            <text:p>EUR_6</text:p>
          </table:table-cell>
          <table:table-cell table:formula="of:=QUANTLIB.CALCADDINS.QLSIMPLEQUOTE([YieldBootstrapping.O17];[YieldBootstrapping.P17])" office:value-type="string" office:string-value="quote-30Y" calcext:value-type="string">
            <text:p>quote-30Y</text:p>
          </table:table-cell>
          <table:table-cell table:formula="of:=[YieldBootstrapping.N16]" office:value-type="string" office:string-value="0D" calcext:value-type="string">
            <text:p>0D</text:p>
          </table:table-cell>
          <table:table-cell table:formula="of:=CONCATENATE(&quot;quote-&quot;;[YieldBootstrapping.G17])" office:value-type="string" office:string-value="quote-30Y" calcext:value-type="string">
            <text:p>quote-30Y</text:p>
          </table:table-cell>
          <table:table-cell table:formula="of:=[YieldBootstrapping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posi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usinessDayConv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2];[YieldBootstrapping.F22];[YieldBootstrapping.G22];[YieldBootstrapping.H22];[YieldBootstrapping.I22];[YieldBootstrapping.J22];[YieldBootstrapping.K22] ;[YieldBootstrapping.L22])" office:value-type="string" office:string-value="Deposit-1D" calcext:value-type="string">
            <text:p>Deposit-1D</text:p>
          </table:table-cell>
          <table:table-cell table:formula="of:=CONCATENATE([YieldBootstrapping.$D$20];&quot;-&quot;;[YieldBootstrapping.G22])" office:value-type="string" office:string-value="Deposit-1D" calcext:value-type="string">
            <text:p>Deposit-1D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3];[YieldBootstrapping.F23];[YieldBootstrapping.G23];[YieldBootstrapping.H23];[YieldBootstrapping.I23];[YieldBootstrapping.J23];[YieldBootstrapping.K23] ;[YieldBootstrapping.L23])" office:value-type="string" office:string-value="Deposit-1W" calcext:value-type="string">
            <text:p>Deposit-1W</text:p>
          </table:table-cell>
          <table:table-cell table:formula="of:=CONCATENATE([YieldBootstrapping.$D$20];&quot;-&quot;;[YieldBootstrapping.G23])" office:value-type="string" office:string-value="Deposit-1W" calcext:value-type="string">
            <text:p>Deposit-1W</text:p>
          </table:table-cell>
          <table:table-cell table:formula="of:=[YieldBootstrapping.F22]+0.001" office:value-type="float" office:value="-0.019" calcext:value-type="float">
            <text:p>-0.019</text:p>
          </table:table-cell>
          <table:table-cell office:value-type="string" calcext:value-type="string">
            <text:p>1W</text:p>
          </table:table-cell>
          <table:table-cell table:formula="of:=[YieldBootstrapping.H22]" office:value-type="float" office:value="2" calcext:value-type="float">
            <text:p>2</text:p>
          </table:table-cell>
          <table:table-cell table:formula="of:=[YieldBootstrapping.I22]" office:value-type="string" office:string-value="TARGET" calcext:value-type="string">
            <text:p>TARGET</text:p>
          </table:table-cell>
          <table:table-cell table:formula="of:=[YieldBootstrapping.J22]" office:value-type="string" office:string-value="Following" calcext:value-type="string">
            <text:p>Following</text:p>
          </table:table-cell>
          <table:table-cell table:formula="of:=[YieldBootstrapping.K22]" office:value-type="float" office:value="0" calcext:value-type="float">
            <text:p>0</text:p>
          </table:table-cell>
          <table:table-cell table:formula="of:=[YieldBootstrapping.L22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4];[YieldBootstrapping.F24];[YieldBootstrapping.G24];[YieldBootstrapping.H24];[YieldBootstrapping.I24];[YieldBootstrapping.J24];[YieldBootstrapping.K24] ;[YieldBootstrapping.L24])" office:value-type="string" office:string-value="Deposit-1M" calcext:value-type="string">
            <text:p>Deposit-1M</text:p>
          </table:table-cell>
          <table:table-cell table:formula="of:=CONCATENATE([YieldBootstrapping.$D$20];&quot;-&quot;;[YieldBootstrapping.G24])" office:value-type="string" office:string-value="Deposit-1M" calcext:value-type="string">
            <text:p>Deposit-1M</text:p>
          </table:table-cell>
          <table:table-cell table:formula="of:=[YieldBootstrapping.F23]+0.001" office:value-type="float" office:value="-0.018" calcext:value-type="float">
            <text:p>-0.018</text:p>
          </table:table-cell>
          <table:table-cell office:value-type="string" calcext:value-type="string">
            <text:p>1M</text:p>
          </table:table-cell>
          <table:table-cell table:formula="of:=[YieldBootstrapping.H23]" office:value-type="float" office:value="2" calcext:value-type="float">
            <text:p>2</text:p>
          </table:table-cell>
          <table:table-cell table:formula="of:=[YieldBootstrapping.I23]" office:value-type="string" office:string-value="TARGET" calcext:value-type="string">
            <text:p>TARGET</text:p>
          </table:table-cell>
          <table:table-cell table:formula="of:=[YieldBootstrapping.J23]" office:value-type="string" office:string-value="Following" calcext:value-type="string">
            <text:p>Following</text:p>
          </table:table-cell>
          <table:table-cell table:formula="of:=[YieldBootstrapping.K23]" office:value-type="float" office:value="0" calcext:value-type="float">
            <text:p>0</text:p>
          </table:table-cell>
          <table:table-cell table:formula="of:=[YieldBootstrapping.L23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5];[YieldBootstrapping.F25];[YieldBootstrapping.G25];[YieldBootstrapping.H25];[YieldBootstrapping.I25];[YieldBootstrapping.J25];[YieldBootstrapping.K25] ;[YieldBootstrapping.L25])" office:value-type="string" office:string-value="Deposit-3M" calcext:value-type="string">
            <text:p>Deposit-3M</text:p>
          </table:table-cell>
          <table:table-cell table:formula="of:=CONCATENATE([YieldBootstrapping.$D$20];&quot;-&quot;;[YieldBootstrapping.G25])" office:value-type="string" office:string-value="Deposit-3M" calcext:value-type="string">
            <text:p>Deposit-3M</text:p>
          </table:table-cell>
          <table:table-cell table:formula="of:=[YieldBootstrapping.F24]+0.001" office:value-type="float" office:value="-0.017" calcext:value-type="float">
            <text:p>-0.017</text:p>
          </table:table-cell>
          <table:table-cell office:value-type="string" calcext:value-type="string">
            <text:p>3M</text:p>
          </table:table-cell>
          <table:table-cell table:formula="of:=[YieldBootstrapping.H24]" office:value-type="float" office:value="2" calcext:value-type="float">
            <text:p>2</text:p>
          </table:table-cell>
          <table:table-cell table:formula="of:=[YieldBootstrapping.I24]" office:value-type="string" office:string-value="TARGET" calcext:value-type="string">
            <text:p>TARGET</text:p>
          </table:table-cell>
          <table:table-cell table:formula="of:=[YieldBootstrapping.J24]" office:value-type="string" office:string-value="Following" calcext:value-type="string">
            <text:p>Following</text:p>
          </table:table-cell>
          <table:table-cell table:formula="of:=[YieldBootstrapping.K24]" office:value-type="float" office:value="0" calcext:value-type="float">
            <text:p>0</text:p>
          </table:table-cell>
          <table:table-cell table:formula="of:=[YieldBootstrapping.L24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6];[YieldBootstrapping.F26];[YieldBootstrapping.G26];[YieldBootstrapping.H26];[YieldBootstrapping.I26];[YieldBootstrapping.J26];[YieldBootstrapping.K26] ;[YieldBootstrapping.L26])" office:value-type="string" office:string-value="Deposit-6M" calcext:value-type="string">
            <text:p>Deposit-6M</text:p>
          </table:table-cell>
          <table:table-cell table:formula="of:=CONCATENATE([YieldBootstrapping.$D$20];&quot;-&quot;;[YieldBootstrapping.G26])" office:value-type="string" office:string-value="Deposit-6M" calcext:value-type="string">
            <text:p>Deposit-6M</text:p>
          </table:table-cell>
          <table:table-cell table:formula="of:=[YieldBootstrapping.F25]+0.001" office:value-type="float" office:value="-0.016" calcext:value-type="float">
            <text:p>-0.016</text:p>
          </table:table-cell>
          <table:table-cell office:value-type="string" calcext:value-type="string">
            <text:p>6M</text:p>
          </table:table-cell>
          <table:table-cell table:formula="of:=[YieldBootstrapping.H25]" office:value-type="float" office:value="2" calcext:value-type="float">
            <text:p>2</text:p>
          </table:table-cell>
          <table:table-cell table:formula="of:=[YieldBootstrapping.I25]" office:value-type="string" office:string-value="TARGET" calcext:value-type="string">
            <text:p>TARGET</text:p>
          </table:table-cell>
          <table:table-cell table:formula="of:=[YieldBootstrapping.J25]" office:value-type="string" office:string-value="Following" calcext:value-type="string">
            <text:p>Following</text:p>
          </table:table-cell>
          <table:table-cell table:formula="of:=[YieldBootstrapping.K25]" office:value-type="float" office:value="0" calcext:value-type="float">
            <text:p>0</text:p>
          </table:table-cell>
          <table:table-cell table:formula="of:=[YieldBootstrapping.L25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7];[YieldBootstrapping.F27];[YieldBootstrapping.G27];[YieldBootstrapping.H27];[YieldBootstrapping.I27];[YieldBootstrapping.J27];[YieldBootstrapping.K27] ;[YieldBootstrapping.L27])" office:value-type="string" office:string-value="Deposit-9M" calcext:value-type="string">
            <text:p>Deposit-9M</text:p>
          </table:table-cell>
          <table:table-cell table:formula="of:=CONCATENATE([YieldBootstrapping.$D$20];&quot;-&quot;;[YieldBootstrapping.G27])" office:value-type="string" office:string-value="Deposit-9M" calcext:value-type="string">
            <text:p>Deposit-9M</text:p>
          </table:table-cell>
          <table:table-cell table:formula="of:=[YieldBootstrapping.F26]+0.001" office:value-type="float" office:value="-0.015" calcext:value-type="float">
            <text:p>-0.015</text:p>
          </table:table-cell>
          <table:table-cell office:value-type="string" calcext:value-type="string">
            <text:p>9M</text:p>
          </table:table-cell>
          <table:table-cell table:formula="of:=[YieldBootstrapping.H26]" office:value-type="float" office:value="2" calcext:value-type="float">
            <text:p>2</text:p>
          </table:table-cell>
          <table:table-cell table:formula="of:=[YieldBootstrapping.I26]" office:value-type="string" office:string-value="TARGET" calcext:value-type="string">
            <text:p>TARGET</text:p>
          </table:table-cell>
          <table:table-cell table:formula="of:=[YieldBootstrapping.J26]" office:value-type="string" office:string-value="Following" calcext:value-type="string">
            <text:p>Following</text:p>
          </table:table-cell>
          <table:table-cell table:formula="of:=[YieldBootstrapping.K26]" office:value-type="float" office:value="0" calcext:value-type="float">
            <text:p>0</text:p>
          </table:table-cell>
          <table:table-cell table:formula="of:=[YieldBootstrapping.L26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F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nthsToStart</text:p>
          </table:table-cell>
          <table:table-cell office:value-type="string" calcext:value-type="string">
            <text:p>MonthsToEn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Pillar::Choic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QUANTLIB.CALCADDINS.QLFRARATEHELPER([YieldBootstrapping.E32];[YieldBootstrapping.F32];[YieldBootstrapping.G32];[YieldBootstrapping.H32];[YieldBootstrapping.I32];[YieldBootstrapping.J32];[YieldBootstrapping.K32];[YieldBootstrapping.L32];[YieldBootstrapping.M32];[YieldBootstrapping.N32] )" office:value-type="string" office:string-value="ERROR: qlFraRateHelper:  no parameter value for CustomPillarDate" calcext:value-type="string">
            <text:p>ERROR: qlFraRateHelper: <text:s/>no parameter value for CustomPillarDate</text:p>
          </table:table-cell>
          <table:table-cell table:formula="of:=CONCATENATE([YieldBootstrapping.$D$30];&quot;-&quot;;[YieldBootstrapping.G32];&quot;X&quot;;[YieldBootstrapping.H32])" office:value-type="string" office:string-value="FRA-9X12" calcext:value-type="string">
            <text:p>FRA-9X12</text:p>
          </table:table-cell>
          <table:table-cell office:value-type="float" office:value="-0.01" calcext:value-type="float">
            <text:p>-0.0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office:value-type="string" calcext:value-type="string">
            <text:p>LastRelevantDate</text:p>
          </table:table-cell>
          <table:table-cell table:number-columns-repeated="11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QUANTLIB.CALCADDINS.QLPIECEWISEYIELDCURVE([YieldBootstrapping.E40];[YieldBootstrapping.F40];[YieldBootstrapping.G40];[YieldBootstrapping.H40];[YieldBootstrapping.D43:.D56];[YieldBootstrapping.J40])" office:value-type="string" office:string-value="ERROR: qlPiecewiseYieldCurve:  ObjectHandler error: attempt to retrieve object with unknown ID 'ERROR: qlFraRateHelper:  no parameter value for CustomPillarDate'" calcext:value-type="string">
            <text:p>ERROR: qlPiecewiseYieldCurve: <text:s/>ObjectHandler error: attempt to retrieve object with unknown ID 'ERROR: qlFraRateHelper: <text:s/>no parameter value for CustomPillarDate'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3" table:formula="of:=[Settings.B3]" office:value-type="date" office:date-value="2017-02-21" calcext:value-type="date">
            <text:p>2017-02-21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3" table:formula="of:=[Schedule.D13]+10" office:value-type="date" office:date-value="2030-01-11" calcext:value-type="date">
            <text:p>2030-01-11</text:p>
          </table:table-cell>
          <table:table-cell table:formula="of:=QUANTLIB.CALCADDINS.QLYIELDTSDISCOUNT([YieldBootstrapping.D40];[YieldBootstrapping.L40])" office:value-type="string" office:string-value="ERROR: qlYieldTSDiscount:  ObjectHandler error: attempt to retrieve object with unknown ID 'ERROR: qlPiecewiseYieldCurve:  ObjectHandler error: attempt to retrieve object with unknown ID 'ERROR: qlFraRateHelper:  no parameter value for CustomPillarDate''" calcext:value-type="string">
            <text:p>ERROR: qlYieldTSDiscount: <text:s/>ObjectHandler error: attempt to retrieve object with unknown ID 'ERROR: qlPiecewiseYieldCurve: <text:s/>ObjectHandler error: attempt to retrieve object with unknown ID 'ERROR: qlFraRateHelper: <text:s/>no parameter value for CustomPillarDate''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3" table:formula="of:=[.H40]+10" office:value-type="date" office:date-value="2017-03-03" calcext:value-type="date">
            <text:p>2017-03-03</text:p>
          </table:table-cell>
          <table:table-cell table:formula="of:=QUANTLIB.CALCADDINS.QLYIELDTSDISCOUNT([$YieldBootstrapping.$D$40];[YieldBootstrapping.L41])" office:value-type="string" office:string-value="ERROR: qlYieldTSDiscount:  ObjectHandler error: attempt to retrieve object with unknown ID 'ERROR: qlPiecewiseYieldCurve:  ObjectHandler error: attempt to retrieve object with unknown ID 'ERROR: qlFraRateHelper:  no parameter value for CustomPillarDate''" calcext:value-type="string">
            <text:p>ERROR: qlYieldTSDiscount: <text:s/>ObjectHandler error: attempt to retrieve object with unknown ID 'ERROR: qlPiecewiseYieldCurve: <text:s/>ObjectHandler error: attempt to retrieve object with unknown ID 'ERROR: qlFraRateHelper: <text:s/>no parameter value for CustomPillarDate''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ootstrapInstruments</text:p>
          </table:table-cell>
          <table:table-cell table:number-columns-repeated="7"/>
          <table:table-cell table:style-name="ce3" table:formula="of:=QUANTLIB.CALCADDINS.QLCALENDARADVANCE(&quot;TARGET&quot;;[.H40];&quot;10Y&quot;;&quot;Unadjusted&quot;)" office:value-type="string" office:string-value="ERROR: qlCalendarAdvance:  no parameter value for EndOfMonth" calcext:value-type="string">
            <text:p>ERROR: qlCalendarAdvance: <text:s/>no parameter value for EndOfMonth</text:p>
          </table:table-cell>
          <table:table-cell table:formula="of:=QUANTLIB.CALCADDINS.QLYIELDTSDISCOUNT([$YieldBootstrapping.$D$40];[YieldBootstrapping.L42])" office:value-type="string" office:string-value="ERROR: qlYieldTSDiscount:  ObjectHandler error: attempt to retrieve object with unknown ID 'ERROR: qlPiecewiseYieldCurve:  ObjectHandler error: attempt to retrieve object with unknown ID 'ERROR: qlFraRateHelper:  no parameter value for CustomPillarDate''" calcext:value-type="string">
            <text:p>ERROR: qlYieldTSDiscount: <text:s/>ObjectHandler error: attempt to retrieve object with unknown ID 'ERROR: qlPiecewiseYieldCurve: <text:s/>ObjectHandler error: attempt to retrieve object with unknown ID 'ERROR: qlFraRateHelper: <text:s/>no parameter value for CustomPillarDate''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2]" office:value-type="string" office:string-value="Deposit-1D" calcext:value-type="string">
            <text:p>Deposit-1D</text:p>
          </table:table-cell>
          <table:table-cell table:number-columns-repeated="7"/>
          <table:table-cell table:style-name="ce3" table:formula="of:=QUANTLIB.CALCADDINS.QLCALENDARADVANCE(&quot;TARGET&quot;;[.H40];&quot;11Y&quot;;&quot;Unadjusted&quot;)" office:value-type="string" office:string-value="ERROR: qlCalendarAdvance:  no parameter value for EndOfMonth" calcext:value-type="string">
            <text:p>ERROR: qlCalendarAdvance: <text:s/>no parameter value for EndOfMonth</text:p>
          </table:table-cell>
          <table:table-cell table:formula="of:=QUANTLIB.CALCADDINS.QLYIELDTSDISCOUNT([$YieldBootstrapping.$D$40];[YieldBootstrapping.L43])" office:value-type="string" office:string-value="ERROR: qlYieldTSDiscount:  ObjectHandler error: attempt to retrieve object with unknown ID 'ERROR: qlPiecewiseYieldCurve:  ObjectHandler error: attempt to retrieve object with unknown ID 'ERROR: qlFraRateHelper:  no parameter value for CustomPillarDate''" calcext:value-type="string">
            <text:p>ERROR: qlYieldTSDiscount: <text:s/>ObjectHandler error: attempt to retrieve object with unknown ID 'ERROR: qlPiecewiseYieldCurve: <text:s/>ObjectHandler error: attempt to retrieve object with unknown ID 'ERROR: qlFraRateHelper: <text:s/>no parameter value for CustomPillarDate''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3]" office:value-type="string" office:string-value="Deposit-1W" calcext:value-type="string">
            <text:p>Deposit-1W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4]" office:value-type="string" office:string-value="Deposit-1M" calcext:value-type="string">
            <text:p>Deposit-1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5]" office:value-type="string" office:string-value="Deposit-3M" calcext:value-type="string">
            <text:p>Deposit-3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6]" office:value-type="string" office:string-value="Deposit-6M" calcext:value-type="string">
            <text:p>Deposit-6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7]" office:value-type="string" office:string-value="Deposit-9M" calcext:value-type="string">
            <text:p>Deposit-9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32]" office:value-type="string" office:string-value="ERROR: qlFraRateHelper:  no parameter value for CustomPillarDate" calcext:value-type="string">
            <text:p>ERROR: qlFraRateHelper: <text:s/>no parameter value for CustomPillarDate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string" office:string-value="Swap-2Y" calcext:value-type="string">
            <text:p>Swap-2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2]" office:value-type="string" office:string-value="Swap-3Y" calcext:value-type="string">
            <text:p>Swap-3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3]" office:value-type="string" office:string-value="Swap-5Y" calcext:value-type="string">
            <text:p>Swap-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4]" office:value-type="string" office:string-value="Swap-10Y" calcext:value-type="string">
            <text:p>Swap-10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5]" office:value-type="string" office:string-value="Swap-15Y" calcext:value-type="string">
            <text:p>Swap-1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6]" office:value-type="string" office:string-value="Swap-20Y" calcext:value-type="string">
            <text:p>Swap-20Y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formula="of:=[.D17]" office:value-type="string" office:string-value="Swap-30Y" calcext:value-type="string">
            <text:p>Swap-30Y</text:p>
          </table:table-cell>
          <table:table-cell table:number-columns-repeated="11"/>
          <table:table-cell table:style-name="ce4"/>
          <table:table-cell table:number-columns-repeated="9"/>
        </table:table-row>
        <table:table-row table:style-name="ro1">
          <table:table-cell table:number-columns-repeated="15"/>
          <table:table-cell table:style-name="ce4"/>
          <table:table-cell table:number-columns-repeated="9"/>
        </table:table-row>
        <table:table-row table:style-name="ro1" table:number-rows-repeated="33">
          <table:table-cell table:number-columns-repeated="25"/>
        </table:table-row>
        <table:table-row table:style-name="ro1" table:number-rows-repeated="11">
          <table:table-cell table:number-columns-repeated="6"/>
          <table:table-cell table:style-name="ce4"/>
          <table:table-cell table:number-columns-repeated="18"/>
        </table:table-row>
        <table:table-row table:style-name="ro1">
          <table:table-cell table:number-columns-repeated="6"/>
          <table:table-cell table:style-name="ce4"/>
          <table:table-cell table:number-columns-repeated="18"/>
        </table:table-row>
      </table:table>
      <table:table table:name="CreditBootstrapping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D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ningSpread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ymentConvention</text:p>
          </table:table-cell>
          <table:table-cell office:value-type="string" calcext:value-type="string">
            <text:p>DateGenerationRule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YieldCurve</text:p>
          </table:table-cell>
          <table:table-cell office:value-type="string" calcext:value-type="string">
            <text:p>SettlesAccrual</text:p>
          </table:table-cell>
          <table:table-cell office:value-type="string" calcext:value-type="string">
            <text:p>PaysAtDefaultTim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CreditBootstrapping.T8];[CreditBootstrapping.S11:.S12];[CreditBootstrapping.T11:.T12];[CreditBootstrapping.T9])" office:value-type="string" office:string-value="CDS-YieldTS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8];[.F8];[.G8];[.H8];[.I8];[.J8];[.K8];[.L8];[.M8];[.N8];[.O8];;)" office:value-type="string" office:string-value="CDS-3M" calcext:value-type="string">
            <text:p>CDS-3M</text:p>
          </table:table-cell>
          <table:table-cell table:formula="of:=CONCATENATE([.$D$6];&quot;-&quot;;[.G8])" office:value-type="string" office:string-value="CDS-3M" calcext:value-type="string">
            <text:p>CDS-3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wentiethIMM</text:p>
          </table:table-cell>
          <table:table-cell office:value-type="string" calcext:value-type="string">
            <text:p>Actual/365 (Fixed)</text:p>
          </table:table-cell>
          <table:table-cell office:value-type="float" office:value="0.5" calcext:value-type="float">
            <text:p>0.5</text:p>
          </table:table-cell>
          <table:table-cell table:formula="of:=[.T7]" office:value-type="string" office:string-value="CDS-YieldTS" calcext:value-type="string">
            <text:p>CDS-Yield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9];[.F9];[.G9];[.H9];[.I9];[.J9];[.K9];[.L9];[.M9];[.N9];[.O9];;)" office:value-type="string" office:string-value="CDS-6M" calcext:value-type="string">
            <text:p>CDS-6M</text:p>
          </table:table-cell>
          <table:table-cell table:formula="of:=CONCATENATE([.$D$6];&quot;-&quot;;[.G9])" office:value-type="string" office:string-value="CDS-6M" calcext:value-type="string">
            <text:p>CDS-6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6M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string" office:string-value="TARGET" calcext:value-type="string">
            <text:p>TARGET</text:p>
          </table:table-cell>
          <table:table-cell table:formula="of:=[.J8]" office:value-type="string" office:string-value="Quarterly" calcext:value-type="string">
            <text:p>Quarterly</text:p>
          </table:table-cell>
          <table:table-cell table:formula="of:=[.K8]" office:value-type="string" office:string-value="Following" calcext:value-type="string">
            <text:p>Following</text:p>
          </table:table-cell>
          <table:table-cell table:formula="of:=[.L8]" office:value-type="string" office:string-value="TwentiethIMM" calcext:value-type="string">
            <text:p>TwentiethIMM</text:p>
          </table:table-cell>
          <table:table-cell table:formula="of:=[.M8]" office:value-type="string" office:string-value="Actual/365 (Fixed)" calcext:value-type="string">
            <text:p>Actual/365 (Fixed)</text:p>
          </table:table-cell>
          <table:table-cell table:formula="of:=[.N8]" office:value-type="float" office:value="0.5" calcext:value-type="float">
            <text:p>0.5</text:p>
          </table:table-cell>
          <table:table-cell table:formula="of:=[.O8]" office:value-type="string" office:string-value="CDS-YieldTS" calcext:value-type="string">
            <text:p>CDS-YieldTS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3"/>
          <table:table-cell table:formula="of:=QUANTLIB.CALCADDINS.QLSPREADCDSHELPER([.E10];[.F10];[.G10];[.H10];[.I10];[.J10];[.K10];[.L10];[.M10];[.N10];[.O10];;)" office:value-type="string" office:string-value="CDS-1Y" calcext:value-type="string">
            <text:p>CDS-1Y</text:p>
          </table:table-cell>
          <table:table-cell table:formula="of:=CONCATENATE([.$D$6];&quot;-&quot;;[.G10])" office:value-type="string" office:string-value="CDS-1Y" calcext:value-type="string">
            <text:p>CDS-1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Y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string" office:string-value="TARGET" calcext:value-type="string">
            <text:p>TARGET</text:p>
          </table:table-cell>
          <table:table-cell table:formula="of:=[.J9]" office:value-type="string" office:string-value="Quarterly" calcext:value-type="string">
            <text:p>Quarterly</text:p>
          </table:table-cell>
          <table:table-cell table:formula="of:=[.K9]" office:value-type="string" office:string-value="Following" calcext:value-type="string">
            <text:p>Following</text:p>
          </table:table-cell>
          <table:table-cell table:formula="of:=[.L9]" office:value-type="string" office:string-value="TwentiethIMM" calcext:value-type="string">
            <text:p>TwentiethIMM</text:p>
          </table:table-cell>
          <table:table-cell table:formula="of:=[.M9]" office:value-type="string" office:string-value="Actual/365 (Fixed)" calcext:value-type="string">
            <text:p>Actual/365 (Fixed)</text:p>
          </table:table-cell>
          <table:table-cell table:formula="of:=[.N9]" office:value-type="float" office:value="0.5" calcext:value-type="float">
            <text:p>0.5</text:p>
          </table:table-cell>
          <table:table-cell table:formula="of:=[.O9]" office:value-type="string" office:string-value="CDS-YieldTS" calcext:value-type="string">
            <text:p>CDS-YieldTS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QUANTLIB.CALCADDINS.QLSPREADCDSHELPER([.E11];[.F11];[.G11];[.H11];[.I11];[.J11];[.K11];[.L11];[.M11];[.N11];[.O11];;)" office:value-type="string" office:string-value="CDS-2Y" calcext:value-type="string">
            <text:p>CDS-2Y</text:p>
          </table:table-cell>
          <table:table-cell table:formula="of:=CONCATENATE([.$D$6];&quot;-&quot;;[.G11])" office:value-type="string" office:string-value="CDS-2Y" calcext:value-type="string">
            <text:p>CDS-2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Y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TARGET" calcext:value-type="string">
            <text:p>TARGET</text:p>
          </table:table-cell>
          <table:table-cell table:formula="of:=[.J10]" office:value-type="string" office:string-value="Quarterly" calcext:value-type="string">
            <text:p>Quarterly</text:p>
          </table:table-cell>
          <table:table-cell table:formula="of:=[.K10]" office:value-type="string" office:string-value="Following" calcext:value-type="string">
            <text:p>Following</text:p>
          </table:table-cell>
          <table:table-cell table:formula="of:=[.L10]" office:value-type="string" office:string-value="TwentiethIMM" calcext:value-type="string">
            <text:p>TwentiethIMM</text:p>
          </table:table-cell>
          <table:table-cell table:formula="of:=[.M10]" office:value-type="string" office:string-value="Actual/365 (Fixed)" calcext:value-type="string">
            <text:p>Actual/365 (Fixed)</text:p>
          </table:table-cell>
          <table:table-cell table:formula="of:=[.N10]" office:value-type="float" office:value="0.5" calcext:value-type="float">
            <text:p>0.5</text:p>
          </table:table-cell>
          <table:table-cell table:formula="of:=[.O10]" office:value-type="string" office:string-value="CDS-YieldTS" calcext:value-type="string">
            <text:p>CDS-YieldTS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  <table:table-cell/>
          <table:table-cell table:style-name="ce3" table:formula="of:=[.H16]" office:value-type="date" office:date-value="2017-02-21" calcext:value-type="date">
            <text:p>2017-02-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table:formula="of:=QUANTLIB.CALCADDINS.QLSPREADCDSHELPER([.E12];[.F12];[.G12];[.H12];[.I12];[.J12];[.K12];[.L12];[.M12];[.N12];[.O12];;)" office:value-type="string" office:string-value="CDS-30Y" calcext:value-type="string">
            <text:p>CDS-30Y</text:p>
          </table:table-cell>
          <table:table-cell table:formula="of:=CONCATENATE([.$D$6];&quot;-&quot;;[.G12])" office:value-type="string" office:string-value="CDS-30Y" calcext:value-type="string">
            <text:p>CDS-30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0Y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string" office:string-value="TARGET" calcext:value-type="string">
            <text:p>TARGET</text:p>
          </table:table-cell>
          <table:table-cell table:formula="of:=[.J11]" office:value-type="string" office:string-value="Quarterly" calcext:value-type="string">
            <text:p>Quarterly</text:p>
          </table:table-cell>
          <table:table-cell table:formula="of:=[.K11]" office:value-type="string" office:string-value="Following" calcext:value-type="string">
            <text:p>Following</text:p>
          </table:table-cell>
          <table:table-cell table:formula="of:=[.L11]" office:value-type="string" office:string-value="TwentiethIMM" calcext:value-type="string">
            <text:p>TwentiethIMM</text:p>
          </table:table-cell>
          <table:table-cell table:formula="of:=[.M11]" office:value-type="string" office:string-value="Actual/365 (Fixed)" calcext:value-type="string">
            <text:p>Actual/365 (Fixed)</text:p>
          </table:table-cell>
          <table:table-cell table:formula="of:=[.N11]" office:value-type="float" office:value="0.5" calcext:value-type="float">
            <text:p>0.5</text:p>
          </table:table-cell>
          <table:table-cell table:formula="of:=[.O11]" office:value-type="string" office:string-value="CDS-YieldTS" calcext:value-type="string">
            <text:p>CDS-YieldTS</text:p>
          </table:table-cell>
          <table:table-cell table:formula="of:=[.P11]" office:value-type="float" office:value="1" calcext:value-type="float">
            <text:p>1</text:p>
          </table:table-cell>
          <table:table-cell table:formula="of:=[.Q11]" office:value-type="float" office:value="1" calcext:value-type="float">
            <text:p>1</text:p>
          </table:table-cell>
          <table:table-cell/>
          <table:table-cell table:style-name="ce3" table:formula="of:=[CreditBootstrapping.S11]+35000" office:value-type="date" office:date-value="2112-12-20" calcext:value-type="date">
            <text:p>2112-12-2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eferenceDate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PIECEWISEDEFAULTCURVE([.E16];[.F16];[.G16];[.H16];[.D8:.D12];[.J16];[.K16])" office:value-type="string" office:string-value="CDS-Bootstrapping" calcext:value-type="string">
            <text:p>CDS-Bootstrapping</text:p>
          </table:table-cell>
          <table:table-cell office:value-type="string" calcext:value-type="string">
            <text:p>CDS-Bootstrapping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BackwardFlat</text:p>
          </table:table-cell>
          <table:table-cell table:style-name="ce3" table:formula="of:=[Settings.B3]" office:value-type="date" office:date-value="2017-02-21" calcext:value-type="date">
            <text:p>2017-02-21</text:p>
          </table:table-cell>
          <table:table-cell/>
          <table:table-cell office:value-type="string" calcext:value-type="string">
            <text:p>Actual/365 (Fixed)</text:p>
          </table:table-cell>
          <table:table-cell table:style-name="ce8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3"/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e </text:p>
          </table:table-cell>
          <table:table-cell office:value-type="string" calcext:value-type="string">
            <text:p>SurvivalProb</text:p>
          </table:table-cell>
          <table:table-cell office:value-type="string" calcext:value-type="string">
            <text:p>DefaultProb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DefaultDensity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[.H16]" office:value-type="date" office:date-value="2017-02-21" calcext:value-type="date">
            <text:p>2017-02-21</text:p>
          </table:table-cell>
          <table:table-cell table:style-name="ce9" table:formula="of:=QUANTLIB.CALCADDINS.QLDEFAULTTSSURVIVALPROBABILITY([.$D$16];[.D21];1)" office:value-type="float" office:value="1" calcext:value-type="float">
            <text:p>1.000000</text:p>
          </table:table-cell>
          <table:table-cell table:style-name="ce9" table:formula="of:=QUANTLIB.CALCADDINS.QLDEFAULTTSDEFAULTPROBABILITY([.$D$16];[.D21];1)" office:value-type="float" office:value="0" calcext:value-type="float">
            <text:p>0.000000</text:p>
          </table:table-cell>
          <table:table-cell table:style-name="ce9" table:formula="of:=QUANTLIB.CALCADDINS.QLDEFAULTTSHAZARDRATE([.$D$16];[.D21];1)" office:value-type="float" office:value="0.0299684442754125" calcext:value-type="float">
            <text:p>0.029968</text:p>
          </table:table-cell>
          <table:table-cell table:style-name="ce9" table:formula="of:=QUANTLIB.CALCADDINS.QLDEFAULTTSDEFAULTDENSITY([.$D$16];[.D21];1)" office:value-type="float" office:value="0.0299684442754125" calcext:value-type="float">
            <text:p>0.02996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QUANTLIB.CALCADDINS.QLCALENDARADVANCE(&quot;TARGET&quot;;[.$D$21];&quot;3M&quot;;&quot;Unadjusted&quot;)" office:value-type="string" office:string-value="ERROR: qlCalendarAdvance:  no parameter value for EndOfMonth" calcext:value-type="string">
            <text:p>ERROR: qlCalendarAdvance: <text:s/>no parameter value for EndOfMonth</text:p>
          </table:table-cell>
          <table:table-cell table:style-name="ce9" table:formula="of:=QUANTLIB.CALCADDINS.QLDEFAULTTSSURVIVALPROBABILITY([.$D$16];[.D22];1)" office:value-type="string" office:string-value="ERROR: qlDefaultTSSurvivalProbability:  Date's serial number (114638800) outside allowed range [367-109574], i.e. [January 1st, 1901-December 31st, 2199]" calcext:value-type="string">
            <text:p>ERROR: qlDefaultTSSurvivalProbability: <text:s/>Date's serial number (114638800) outside allowed range [367-109574], i.e. [January 1st, 1901-December 31st, 2199]</text:p>
          </table:table-cell>
          <table:table-cell table:style-name="ce9" table:formula="of:=QUANTLIB.CALCADDINS.QLDEFAULTTSDEFAULTPROBABILITY([.$D$16];[.D22];1)" office:value-type="string" office:string-value="ERROR: qlDefaultTSDefaultProbability:  Date's serial number (114638800) outside allowed range [367-109574], i.e. [January 1st, 1901-December 31st, 2199]" calcext:value-type="string">
            <text:p>ERROR: qlDefaultTSDefaultProbability: <text:s/>Date's serial number (114638800) outside allowed range [367-109574], i.e. [January 1st, 1901-December 31st, 2199]</text:p>
          </table:table-cell>
          <table:table-cell table:style-name="ce9" table:formula="of:=QUANTLIB.CALCADDINS.QLDEFAULTTSHAZARDRATE([.$D$16];[.D22];1)" office:value-type="string" office:string-value="ERROR: qlDefaultTSHazardRate:  Date's serial number (114638800) outside allowed range [367-109574], i.e. [January 1st, 1901-December 31st, 2199]" calcext:value-type="string">
            <text:p>ERROR: qlDefaultTSHazardRate: <text:s/>Date's serial number (114638800) outside allowed range [367-109574], i.e. [January 1st, 1901-December 31st, 2199]</text:p>
          </table:table-cell>
          <table:table-cell table:style-name="ce9" table:formula="of:=QUANTLIB.CALCADDINS.QLDEFAULTTSDEFAULTDENSITY([.$D$16];[.D22];1)" office:value-type="string" office:string-value="ERROR: qlDefaultTSDefaultDensity:  Date's serial number (114638800) outside allowed range [367-109574], i.e. [January 1st, 1901-December 31st, 2199]" calcext:value-type="string">
            <text:p>ERROR: qlDefaultTSDefaultDensity: <text:s/>Date's serial number (114638800) outside allowed range [367-109574], i.e. [January 1st, 1901-December 31st, 2199]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QUANTLIB.CALCADDINS.QLCALENDARADVANCE(&quot;TARGET&quot;;[.$D$21];&quot;6M&quot;;&quot;Unadjusted&quot;)" office:value-type="string" office:string-value="ERROR: qlCalendarAdvance:  no parameter value for EndOfMonth" calcext:value-type="string">
            <text:p>ERROR: qlCalendarAdvance: <text:s/>no parameter value for EndOfMonth</text:p>
          </table:table-cell>
          <table:table-cell table:style-name="ce9" table:formula="of:=QUANTLIB.CALCADDINS.QLDEFAULTTSSURVIVALPROBABILITY([.$D$16];[.D23];1)" office:value-type="string" office:string-value="ERROR: qlDefaultTSSurvivalProbability:  Date's serial number (114639808) outside allowed range [367-109574], i.e. [January 1st, 1901-December 31st, 2199]" calcext:value-type="string">
            <text:p>ERROR: qlDefaultTSSurvivalProbability: <text:s/>Date's serial number (114639808) outside allowed range [367-109574], i.e. [January 1st, 1901-December 31st, 2199]</text:p>
          </table:table-cell>
          <table:table-cell table:style-name="ce9" table:formula="of:=QUANTLIB.CALCADDINS.QLDEFAULTTSDEFAULTPROBABILITY([.$D$16];[.D23];1)" office:value-type="string" office:string-value="ERROR: qlDefaultTSDefaultProbability:  Date's serial number (114639808) outside allowed range [367-109574], i.e. [January 1st, 1901-December 31st, 2199]" calcext:value-type="string">
            <text:p>ERROR: qlDefaultTSDefaultProbability: <text:s/>Date's serial number (114639808) outside allowed range [367-109574], i.e. [January 1st, 1901-December 31st, 2199]</text:p>
          </table:table-cell>
          <table:table-cell table:style-name="ce9" table:formula="of:=QUANTLIB.CALCADDINS.QLDEFAULTTSHAZARDRATE([.$D$16];[.D23];1)" office:value-type="string" office:string-value="ERROR: qlDefaultTSHazardRate:  Date's serial number (114639808) outside allowed range [367-109574], i.e. [January 1st, 1901-December 31st, 2199]" calcext:value-type="string">
            <text:p>ERROR: qlDefaultTSHazardRate: <text:s/>Date's serial number (114639808) outside allowed range [367-109574], i.e. [January 1st, 1901-December 31st, 2199]</text:p>
          </table:table-cell>
          <table:table-cell table:style-name="ce9" table:formula="of:=QUANTLIB.CALCADDINS.QLDEFAULTTSDEFAULTDENSITY([.$D$16];[.D23];1)" office:value-type="string" office:string-value="ERROR: qlDefaultTSDefaultDensity:  Date's serial number (114639808) outside allowed range [367-109574], i.e. [January 1st, 1901-December 31st, 2199]" calcext:value-type="string">
            <text:p>ERROR: qlDefaultTSDefaultDensity: <text:s/>Date's serial number (114639808) outside allowed range [367-109574], i.e. [January 1st, 1901-December 31st, 2199]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QUANTLIB.CALCADDINS.QLCALENDARADVANCE(&quot;TARGET&quot;;[.$D$21];&quot;1Y&quot;;&quot;Unadjusted&quot;)" office:value-type="string" office:string-value="ERROR: qlCalendarAdvance:  no parameter value for EndOfMonth" calcext:value-type="string">
            <text:p>ERROR: qlCalendarAdvance: <text:s/>no parameter value for EndOfMonth</text:p>
          </table:table-cell>
          <table:table-cell table:style-name="ce9" table:formula="of:=QUANTLIB.CALCADDINS.QLDEFAULTTSSURVIVALPROBABILITY([.$D$16];[.D24];1)" office:value-type="string" office:string-value="ERROR: qlDefaultTSSurvivalProbability:  Date's serial number (114639808) outside allowed range [367-109574], i.e. [January 1st, 1901-December 31st, 2199]" calcext:value-type="string">
            <text:p>ERROR: qlDefaultTSSurvivalProbability: <text:s/>Date's serial number (114639808) outside allowed range [367-109574], i.e. [January 1st, 1901-December 31st, 2199]</text:p>
          </table:table-cell>
          <table:table-cell table:style-name="ce9" table:formula="of:=QUANTLIB.CALCADDINS.QLDEFAULTTSDEFAULTPROBABILITY([.$D$16];[.D24];1)" office:value-type="string" office:string-value="ERROR: qlDefaultTSDefaultProbability:  Date's serial number (114639808) outside allowed range [367-109574], i.e. [January 1st, 1901-December 31st, 2199]" calcext:value-type="string">
            <text:p>ERROR: qlDefaultTSDefaultProbability: <text:s/>Date's serial number (114639808) outside allowed range [367-109574], i.e. [January 1st, 1901-December 31st, 2199]</text:p>
          </table:table-cell>
          <table:table-cell table:style-name="ce9" table:formula="of:=QUANTLIB.CALCADDINS.QLDEFAULTTSHAZARDRATE([.$D$16];[.D24];1)" office:value-type="string" office:string-value="ERROR: qlDefaultTSHazardRate:  Date's serial number (114639808) outside allowed range [367-109574], i.e. [January 1st, 1901-December 31st, 2199]" calcext:value-type="string">
            <text:p>ERROR: qlDefaultTSHazardRate: <text:s/>Date's serial number (114639808) outside allowed range [367-109574], i.e. [January 1st, 1901-December 31st, 2199]</text:p>
          </table:table-cell>
          <table:table-cell table:style-name="ce9" table:formula="of:=QUANTLIB.CALCADDINS.QLDEFAULTTSDEFAULTDENSITY([.$D$16];[.D24];1)" office:value-type="string" office:string-value="ERROR: qlDefaultTSDefaultDensity:  Date's serial number (114639808) outside allowed range [367-109574], i.e. [January 1st, 1901-December 31st, 2199]" calcext:value-type="string">
            <text:p>ERROR: qlDefaultTSDefaultDensity: <text:s/>Date's serial number (114639808) outside allowed range [367-109574], i.e. [January 1st, 1901-December 31st, 2199]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" table:formula="of:=QUANTLIB.CALCADDINS.QLCALENDARADVANCE(&quot;TARGET&quot;;[.$D$21];&quot;2Y&quot;;&quot;Unadjusted&quot;)" office:value-type="string" office:string-value="ERROR: qlCalendarAdvance:  no parameter value for EndOfMonth" calcext:value-type="string">
            <text:p>ERROR: qlCalendarAdvance: <text:s/>no parameter value for EndOfMonth</text:p>
          </table:table-cell>
          <table:table-cell table:style-name="ce9" table:formula="of:=QUANTLIB.CALCADDINS.QLDEFAULTTSSURVIVALPROBABILITY([.$D$16];[.D25];1)" office:value-type="string" office:string-value="ERROR: qlDefaultTSSurvivalProbability:  Date's serial number (114639808) outside allowed range [367-109574], i.e. [January 1st, 1901-December 31st, 2199]" calcext:value-type="string">
            <text:p>ERROR: qlDefaultTSSurvivalProbability: <text:s/>Date's serial number (114639808) outside allowed range [367-109574], i.e. [January 1st, 1901-December 31st, 2199]</text:p>
          </table:table-cell>
          <table:table-cell table:style-name="ce9" table:formula="of:=QUANTLIB.CALCADDINS.QLDEFAULTTSDEFAULTPROBABILITY([.$D$16];[.D25];1)" office:value-type="string" office:string-value="ERROR: qlDefaultTSDefaultProbability:  Date's serial number (114639808) outside allowed range [367-109574], i.e. [January 1st, 1901-December 31st, 2199]" calcext:value-type="string">
            <text:p>ERROR: qlDefaultTSDefaultProbability: <text:s/>Date's serial number (114639808) outside allowed range [367-109574], i.e. [January 1st, 1901-December 31st, 2199]</text:p>
          </table:table-cell>
          <table:table-cell table:style-name="ce9" table:formula="of:=QUANTLIB.CALCADDINS.QLDEFAULTTSHAZARDRATE([.$D$16];[.D25];1)" office:value-type="string" office:string-value="ERROR: qlDefaultTSHazardRate:  Date's serial number (114639808) outside allowed range [367-109574], i.e. [January 1st, 1901-December 31st, 2199]" calcext:value-type="string">
            <text:p>ERROR: qlDefaultTSHazardRate: <text:s/>Date's serial number (114639808) outside allowed range [367-109574], i.e. [January 1st, 1901-December 31st, 2199]</text:p>
          </table:table-cell>
          <table:table-cell table:style-name="ce9" table:formula="of:=QUANTLIB.CALCADDINS.QLDEFAULTTSDEFAULTDENSITY([.$D$16];[.D25];1)" office:value-type="string" office:string-value="ERROR: qlDefaultTSDefaultDensity:  Date's serial number (114639808) outside allowed range [367-109574], i.e. [January 1st, 1901-December 31st, 2199]" calcext:value-type="string">
            <text:p>ERROR: qlDefaultTSDefaultDensity: <text:s/>Date's serial number (114639808) outside allowed range [367-109574], i.e. [January 1st, 1901-December 31st, 2199]</text:p>
          </table:table-cell>
          <table:table-cell table:number-columns-repeated="12"/>
        </table:table-row>
      </table:table>
      <table:table table:name="BondBootstrapping" table:style-name="ta1">
        <table:table-column table:style-name="co1" table:number-columns-repeated="28" table:default-cell-style-name="Default"/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FaceAmount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Copouns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ote</text:p>
          </table:table-cell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table:formula="of:=QUANTLIB.CALCADDINS.QLFIXEDRATEBONDHELPER([.D5];[.F5];[.G5];[.H5];[.I5];[.J5];[.K5])" office:value-type="string" office:string-value="Fix-BondHelper-1Y" calcext:value-type="string">
            <text:p>Fix-BondHelper-1Y</text:p>
          </table:table-cell>
          <table:table-cell table:formula="of:=CONCATENATE(&quot;Fix-BondHelper-&quot;;[.E5])" office:value-type="string" office:string-value="Fix-BondHelper-1Y" calcext:value-type="string">
            <text:p>Fix-BondHelper-1Y</text:p>
          </table:table-cell>
          <table:table-cell office:value-type="string" calcext:value-type="string">
            <text:p>1Y</text:p>
          </table:table-cell>
          <table:table-cell table:formula="of:=[.M5]" office:value-type="string" office:string-value="FIX-Quote-1Y" calcext:value-type="string">
            <text:p>FIX-Quote-1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Q5]" office:value-type="string" office:string-value="FIX-SCHEDULE-1Y" calcext:value-type="string">
            <text:p>FIX-SCHEDULE-1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5];[.O5])" office:value-type="string" office:string-value="FIX-Quote-1Y" calcext:value-type="string">
            <text:p>FIX-Quote-1Y</text:p>
          </table:table-cell>
          <table:table-cell table:formula="of:=CONCATENATE(&quot;FIX-Quote-&quot;;[.E5])" office:value-type="string" office:string-value="FIX-Quote-1Y" calcext:value-type="string">
            <text:p>FIX-Quote-1Y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QUANTLIB.CALCADDINS.QLSCHEDULE([.R5];[.S5];[.T5];[.U5];[.V5];[.W5];[.X5];[.Y5];[.Z5];[.AA5];[.AB5])" office:value-type="string" office:string-value="FIX-SCHEDULE-1Y" calcext:value-type="string">
            <text:p>FIX-SCHEDULE-1Y</text:p>
          </table:table-cell>
          <table:table-cell table:formula="of:=CONCATENATE(&quot;FIX-SCHEDULE-&quot;;[.E5])" office:value-type="string" office:string-value="FIX-SCHEDULE-1Y" calcext:value-type="string">
            <text:p>FIX-SCHEDULE-1Y</text:p>
          </table:table-cell>
          <table:table-cell table:style-name="ce3" table:formula="of:=[Settings.B3]" office:value-type="date" office:date-value="2017-02-21" calcext:value-type="date">
            <text:p>2017-02-21</text:p>
          </table:table-cell>
          <table:table-cell table:style-name="ce3" table:formula="of:=QUANTLIB.CALCADDINS.QLCALENDARADVANCE(&quot;TARGET&quot;;[.S5];[.E5];[.W5]; 0)" office:value-type="date" office:date-value="2018-02-21" calcext:value-type="date">
            <text:p>2018-02-21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5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3" table:formula="of:=[.S5]" office:value-type="date" office:date-value="2017-02-21" calcext:value-type="date">
            <text:p>2017-02-21</text:p>
          </table:table-cell>
          <table:table-cell table:style-name="ce3" table:formula="of:=[.T5]" office:value-type="date" office:date-value="2018-02-21" calcext:value-type="date">
            <text:p>2018-02-21</text:p>
          </table:table-cell>
        </table:table-row>
        <table:table-row table:style-name="ro1">
          <table:table-cell table:number-columns-repeated="2"/>
          <table:table-cell table:formula="of:=QUANTLIB.CALCADDINS.QLFIXEDRATEBONDHELPER([.D6];[.F6];[.G6];[.H6];[.I6];[.J6];[.K6])" office:value-type="string" office:string-value="Fix-BondHelper-2Y" calcext:value-type="string">
            <text:p>Fix-BondHelper-2Y</text:p>
          </table:table-cell>
          <table:table-cell table:formula="of:=CONCATENATE(&quot;Fix-BondHelper-&quot;;[.E6])" office:value-type="string" office:string-value="Fix-BondHelper-2Y" calcext:value-type="string">
            <text:p>Fix-BondHelper-2Y</text:p>
          </table:table-cell>
          <table:table-cell office:value-type="string" calcext:value-type="string">
            <text:p>2Y</text:p>
          </table:table-cell>
          <table:table-cell table:formula="of:=[.M6]" office:value-type="string" office:string-value="FIX-Quote-2Y" calcext:value-type="string">
            <text:p>FIX-Quote-2Y</text:p>
          </table:table-cell>
          <table:table-cell table:formula="of:=[.G5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Q6]" office:value-type="string" office:string-value="FIX-SCHEDULE-2Y" calcext:value-type="string">
            <text:p>FIX-SCHEDULE-2Y</text:p>
          </table:table-cell>
          <table:table-cell table:formula="of:=[.J5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6];[.O6])" office:value-type="string" office:string-value="FIX-Quote-2Y" calcext:value-type="string">
            <text:p>FIX-Quote-2Y</text:p>
          </table:table-cell>
          <table:table-cell table:formula="of:=CONCATENATE(&quot;FIX-Quote-&quot;;[.E6])" office:value-type="string" office:string-value="FIX-Quote-2Y" calcext:value-type="string">
            <text:p>FIX-Quote-2Y</text:p>
          </table:table-cell>
          <table:table-cell table:formula="of:=[.O5]" office:value-type="float" office:value="100" calcext:value-type="float">
            <text:p>100</text:p>
          </table:table-cell>
          <table:table-cell/>
          <table:table-cell table:formula="of:=QUANTLIB.CALCADDINS.QLSCHEDULE([.R6];[.S6];[.T6];[.U6];[.V6];[.W6];[.X6];[.Y6];[.Z6];[.AA6];[.AB6])" office:value-type="string" office:string-value="FIX-SCHEDULE-2Y" calcext:value-type="string">
            <text:p>FIX-SCHEDULE-2Y</text:p>
          </table:table-cell>
          <table:table-cell table:formula="of:=CONCATENATE(&quot;FIX-SCHEDULE-&quot;;[.E6])" office:value-type="string" office:string-value="FIX-SCHEDULE-2Y" calcext:value-type="string">
            <text:p>FIX-SCHEDULE-2Y</text:p>
          </table:table-cell>
          <table:table-cell table:style-name="ce3" table:formula="of:=[.S5]" office:value-type="date" office:date-value="2017-02-21" calcext:value-type="date">
            <text:p>2017-02-21</text:p>
          </table:table-cell>
          <table:table-cell table:style-name="ce3" table:formula="of:=QUANTLIB.CALCADDINS.QLCALENDARADVANCE(&quot;TARGET&quot;;[.S6];[.E6];[.W6]; 0)" office:value-type="date" office:date-value="2019-02-21" calcext:value-type="date">
            <text:p>2019-02-21</text:p>
          </table:table-cell>
          <table:table-cell table:formula="of:=[.U5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5]" office:value-type="float" office:value="0" calcext:value-type="float">
            <text:p>0</text:p>
          </table:table-cell>
          <table:table-cell table:style-name="ce3" table:formula="of:=[.S6]" office:value-type="date" office:date-value="2017-02-21" calcext:value-type="date">
            <text:p>2017-02-21</text:p>
          </table:table-cell>
          <table:table-cell table:style-name="ce3" table:formula="of:=[.T6]" office:value-type="date" office:date-value="2019-02-21" calcext:value-type="date">
            <text:p>2019-02-21</text:p>
          </table:table-cell>
        </table:table-row>
        <table:table-row table:style-name="ro1">
          <table:table-cell table:number-columns-repeated="2"/>
          <table:table-cell table:formula="of:=QUANTLIB.CALCADDINS.QLFIXEDRATEBONDHELPER([.D7];[.F7];[.G7];[.H7];[.I7];[.J7];[.K7])" office:value-type="string" office:string-value="Fix-BondHelper-3Y" calcext:value-type="string">
            <text:p>Fix-BondHelper-3Y</text:p>
          </table:table-cell>
          <table:table-cell table:formula="of:=CONCATENATE(&quot;Fix-BondHelper-&quot;;[.E7])" office:value-type="string" office:string-value="Fix-BondHelper-3Y" calcext:value-type="string">
            <text:p>Fix-BondHelper-3Y</text:p>
          </table:table-cell>
          <table:table-cell office:value-type="string" calcext:value-type="string">
            <text:p>3Y</text:p>
          </table:table-cell>
          <table:table-cell table:formula="of:=[.M7]" office:value-type="string" office:string-value="FIX-Quote-3Y" calcext:value-type="string">
            <text:p>FIX-Quote-3Y</text:p>
          </table:table-cell>
          <table:table-cell table:formula="of:=[.G6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Q7]" office:value-type="string" office:string-value="FIX-SCHEDULE-3Y" calcext:value-type="string">
            <text:p>FIX-SCHEDULE-3Y</text:p>
          </table:table-cell>
          <table:table-cell table:formula="of:=[.J6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7];[.O7])" office:value-type="string" office:string-value="FIX-Quote-3Y" calcext:value-type="string">
            <text:p>FIX-Quote-3Y</text:p>
          </table:table-cell>
          <table:table-cell table:formula="of:=CONCATENATE(&quot;FIX-Quote-&quot;;[.E7])" office:value-type="string" office:string-value="FIX-Quote-3Y" calcext:value-type="string">
            <text:p>FIX-Quote-3Y</text:p>
          </table:table-cell>
          <table:table-cell table:formula="of:=[.O6]" office:value-type="float" office:value="100" calcext:value-type="float">
            <text:p>100</text:p>
          </table:table-cell>
          <table:table-cell/>
          <table:table-cell table:formula="of:=QUANTLIB.CALCADDINS.QLSCHEDULE([.R7];[.S7];[.T7];[.U7];[.V7];[.W7];[.X7];[.Y7];[.Z7];[.AA7];[.AB7])" office:value-type="string" office:string-value="FIX-SCHEDULE-3Y" calcext:value-type="string">
            <text:p>FIX-SCHEDULE-3Y</text:p>
          </table:table-cell>
          <table:table-cell table:formula="of:=CONCATENATE(&quot;FIX-SCHEDULE-&quot;;[.E7])" office:value-type="string" office:string-value="FIX-SCHEDULE-3Y" calcext:value-type="string">
            <text:p>FIX-SCHEDULE-3Y</text:p>
          </table:table-cell>
          <table:table-cell table:style-name="ce3" table:formula="of:=[.S6]" office:value-type="date" office:date-value="2017-02-21" calcext:value-type="date">
            <text:p>2017-02-21</text:p>
          </table:table-cell>
          <table:table-cell table:style-name="ce3" table:formula="of:=QUANTLIB.CALCADDINS.QLCALENDARADVANCE(&quot;TARGET&quot;;[.S7];[.E7];[.W7]; 0)" office:value-type="date" office:date-value="2020-02-21" calcext:value-type="date">
            <text:p>2020-02-21</text:p>
          </table:table-cell>
          <table:table-cell table:formula="of:=[.U6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7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6]" office:value-type="float" office:value="0" calcext:value-type="float">
            <text:p>0</text:p>
          </table:table-cell>
          <table:table-cell table:style-name="ce3" table:formula="of:=[.S7]" office:value-type="date" office:date-value="2017-02-21" calcext:value-type="date">
            <text:p>2017-02-21</text:p>
          </table:table-cell>
          <table:table-cell table:style-name="ce3" table:formula="of:=[.T7]" office:value-type="date" office:date-value="2020-02-21" calcext:value-type="date">
            <text:p>2020-02-21</text:p>
          </table:table-cell>
        </table:table-row>
        <table:table-row table:style-name="ro1">
          <table:table-cell table:number-columns-repeated="2"/>
          <table:table-cell table:formula="of:=QUANTLIB.CALCADDINS.QLFIXEDRATEBONDHELPER([.D8];[.F8];[.G8];[.H8];[.I8];[.J8];[.K8])" office:value-type="string" office:string-value="Fix-BondHelper-4Y" calcext:value-type="string">
            <text:p>Fix-BondHelper-4Y</text:p>
          </table:table-cell>
          <table:table-cell table:formula="of:=CONCATENATE(&quot;Fix-BondHelper-&quot;;[.E8])" office:value-type="string" office:string-value="Fix-BondHelper-4Y" calcext:value-type="string">
            <text:p>Fix-BondHelper-4Y</text:p>
          </table:table-cell>
          <table:table-cell office:value-type="string" calcext:value-type="string">
            <text:p>4Y</text:p>
          </table:table-cell>
          <table:table-cell table:formula="of:=[.M8]" office:value-type="string" office:string-value="FIX-Quote-4Y" calcext:value-type="string">
            <text:p>FIX-Quote-4Y</text:p>
          </table:table-cell>
          <table:table-cell table:formula="of:=[.G7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Q8]" office:value-type="string" office:string-value="FIX-SCHEDULE-4Y" calcext:value-type="string">
            <text:p>FIX-SCHEDULE-4Y</text:p>
          </table:table-cell>
          <table:table-cell table:formula="of:=[.J7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8];[.O8])" office:value-type="string" office:string-value="FIX-Quote-4Y" calcext:value-type="string">
            <text:p>FIX-Quote-4Y</text:p>
          </table:table-cell>
          <table:table-cell table:formula="of:=CONCATENATE(&quot;FIX-Quote-&quot;;[.E8])" office:value-type="string" office:string-value="FIX-Quote-4Y" calcext:value-type="string">
            <text:p>FIX-Quote-4Y</text:p>
          </table:table-cell>
          <table:table-cell table:formula="of:=[.O7]" office:value-type="float" office:value="100" calcext:value-type="float">
            <text:p>100</text:p>
          </table:table-cell>
          <table:table-cell/>
          <table:table-cell table:formula="of:=QUANTLIB.CALCADDINS.QLSCHEDULE([.R8];[.S8];[.T8];[.U8];[.V8];[.W8];[.X8];[.Y8];[.Z8];[.AA8];[.AB8])" office:value-type="string" office:string-value="FIX-SCHEDULE-4Y" calcext:value-type="string">
            <text:p>FIX-SCHEDULE-4Y</text:p>
          </table:table-cell>
          <table:table-cell table:formula="of:=CONCATENATE(&quot;FIX-SCHEDULE-&quot;;[.E8])" office:value-type="string" office:string-value="FIX-SCHEDULE-4Y" calcext:value-type="string">
            <text:p>FIX-SCHEDULE-4Y</text:p>
          </table:table-cell>
          <table:table-cell table:style-name="ce3" table:formula="of:=[.S7]" office:value-type="date" office:date-value="2017-02-21" calcext:value-type="date">
            <text:p>2017-02-21</text:p>
          </table:table-cell>
          <table:table-cell table:style-name="ce3" table:formula="of:=QUANTLIB.CALCADDINS.QLCALENDARADVANCE(&quot;TARGET&quot;;[.S8];[.E8];[.W8]; 0)" office:value-type="date" office:date-value="2021-02-22" calcext:value-type="date">
            <text:p>2021-02-22</text:p>
          </table:table-cell>
          <table:table-cell table:formula="of:=[.U7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8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7]" office:value-type="float" office:value="0" calcext:value-type="float">
            <text:p>0</text:p>
          </table:table-cell>
          <table:table-cell table:style-name="ce3" table:formula="of:=[.S8]" office:value-type="date" office:date-value="2017-02-21" calcext:value-type="date">
            <text:p>2017-02-21</text:p>
          </table:table-cell>
          <table:table-cell table:style-name="ce3" table:formula="of:=[.T8]" office:value-type="date" office:date-value="2021-02-22" calcext:value-type="date">
            <text:p>2021-02-22</text:p>
          </table:table-cell>
        </table:table-row>
        <table:table-row table:style-name="ro1">
          <table:table-cell table:number-columns-repeated="2"/>
          <table:table-cell table:formula="of:=QUANTLIB.CALCADDINS.QLFIXEDRATEBONDHELPER([.D9];[.F9];[.G9];[.H9];[.I9];[.J9];[.K9])" office:value-type="string" office:string-value="Fix-BondHelper-5Y" calcext:value-type="string">
            <text:p>Fix-BondHelper-5Y</text:p>
          </table:table-cell>
          <table:table-cell table:formula="of:=CONCATENATE(&quot;Fix-BondHelper-&quot;;[.E9])" office:value-type="string" office:string-value="Fix-BondHelper-5Y" calcext:value-type="string">
            <text:p>Fix-BondHelper-5Y</text:p>
          </table:table-cell>
          <table:table-cell office:value-type="string" calcext:value-type="string">
            <text:p>5Y</text:p>
          </table:table-cell>
          <table:table-cell table:formula="of:=[.M9]" office:value-type="string" office:string-value="FIX-Quote-5Y" calcext:value-type="string">
            <text:p>FIX-Quote-5Y</text:p>
          </table:table-cell>
          <table:table-cell table:formula="of:=[.G8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Q9]" office:value-type="string" office:string-value="FIX-SCHEDULE-5Y" calcext:value-type="string">
            <text:p>FIX-SCHEDULE-5Y</text:p>
          </table:table-cell>
          <table:table-cell table:formula="of:=[.J8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9];[.O9])" office:value-type="string" office:string-value="FIX-Quote-5Y" calcext:value-type="string">
            <text:p>FIX-Quote-5Y</text:p>
          </table:table-cell>
          <table:table-cell table:formula="of:=CONCATENATE(&quot;FIX-Quote-&quot;;[.E9])" office:value-type="string" office:string-value="FIX-Quote-5Y" calcext:value-type="string">
            <text:p>FIX-Quote-5Y</text:p>
          </table:table-cell>
          <table:table-cell table:formula="of:=[.O8]" office:value-type="float" office:value="100" calcext:value-type="float">
            <text:p>100</text:p>
          </table:table-cell>
          <table:table-cell/>
          <table:table-cell table:formula="of:=QUANTLIB.CALCADDINS.QLSCHEDULE([.R9];[.S9];[.T9];[.U9];[.V9];[.W9];[.X9];[.Y9];[.Z9];[.AA9];[.AB9])" office:value-type="string" office:string-value="FIX-SCHEDULE-5Y" calcext:value-type="string">
            <text:p>FIX-SCHEDULE-5Y</text:p>
          </table:table-cell>
          <table:table-cell table:formula="of:=CONCATENATE(&quot;FIX-SCHEDULE-&quot;;[.E9])" office:value-type="string" office:string-value="FIX-SCHEDULE-5Y" calcext:value-type="string">
            <text:p>FIX-SCHEDULE-5Y</text:p>
          </table:table-cell>
          <table:table-cell table:style-name="ce3" table:formula="of:=[.S8]" office:value-type="date" office:date-value="2017-02-21" calcext:value-type="date">
            <text:p>2017-02-21</text:p>
          </table:table-cell>
          <table:table-cell table:style-name="ce3" table:formula="of:=QUANTLIB.CALCADDINS.QLCALENDARADVANCE(&quot;TARGET&quot;;[.S9];[.E9];[.W9]; 0)" office:value-type="date" office:date-value="2022-02-21" calcext:value-type="date">
            <text:p>2022-02-21</text:p>
          </table:table-cell>
          <table:table-cell table:formula="of:=[.U8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9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8]" office:value-type="float" office:value="0" calcext:value-type="float">
            <text:p>0</text:p>
          </table:table-cell>
          <table:table-cell table:style-name="ce3" table:formula="of:=[.S9]" office:value-type="date" office:date-value="2017-02-21" calcext:value-type="date">
            <text:p>2017-02-21</text:p>
          </table:table-cell>
          <table:table-cell table:style-name="ce3" table:formula="of:=[.T9]" office:value-type="date" office:date-value="2022-02-21" calcext:value-type="date">
            <text:p>2022-02-21</text:p>
          </table:table-cell>
        </table:table-row>
        <table:table-row table:style-name="ro1">
          <table:table-cell table:number-columns-repeated="2"/>
          <table:table-cell table:formula="of:=QUANTLIB.CALCADDINS.QLFIXEDRATEBONDHELPER([.D10];[.F10];[.G10];[.H10];[.I10];[.J10];[.K10])" office:value-type="string" office:string-value="Fix-BondHelper-7Y" calcext:value-type="string">
            <text:p>Fix-BondHelper-7Y</text:p>
          </table:table-cell>
          <table:table-cell table:formula="of:=CONCATENATE(&quot;Fix-BondHelper-&quot;;[.E10])" office:value-type="string" office:string-value="Fix-BondHelper-7Y" calcext:value-type="string">
            <text:p>Fix-BondHelper-7Y</text:p>
          </table:table-cell>
          <table:table-cell office:value-type="string" calcext:value-type="string">
            <text:p>7Y</text:p>
          </table:table-cell>
          <table:table-cell table:formula="of:=[.M10]" office:value-type="string" office:string-value="FIX-Quote-7Y" calcext:value-type="string">
            <text:p>FIX-Quote-7Y</text:p>
          </table:table-cell>
          <table:table-cell table:formula="of:=[.G9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[.Q10]" office:value-type="string" office:string-value="FIX-SCHEDULE-7Y" calcext:value-type="string">
            <text:p>FIX-SCHEDULE-7Y</text:p>
          </table:table-cell>
          <table:table-cell table:formula="of:=[.J9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0];[.O10])" office:value-type="string" office:string-value="FIX-Quote-7Y" calcext:value-type="string">
            <text:p>FIX-Quote-7Y</text:p>
          </table:table-cell>
          <table:table-cell table:formula="of:=CONCATENATE(&quot;FIX-Quote-&quot;;[.E10])" office:value-type="string" office:string-value="FIX-Quote-7Y" calcext:value-type="string">
            <text:p>FIX-Quote-7Y</text:p>
          </table:table-cell>
          <table:table-cell table:formula="of:=[.O9]" office:value-type="float" office:value="100" calcext:value-type="float">
            <text:p>100</text:p>
          </table:table-cell>
          <table:table-cell/>
          <table:table-cell table:formula="of:=QUANTLIB.CALCADDINS.QLSCHEDULE([.R10];[.S10];[.T10];[.U10];[.V10];[.W10];[.X10];[.Y10];[.Z10];[.AA10];[.AB10])" office:value-type="string" office:string-value="FIX-SCHEDULE-7Y" calcext:value-type="string">
            <text:p>FIX-SCHEDULE-7Y</text:p>
          </table:table-cell>
          <table:table-cell table:formula="of:=CONCATENATE(&quot;FIX-SCHEDULE-&quot;;[.E10])" office:value-type="string" office:string-value="FIX-SCHEDULE-7Y" calcext:value-type="string">
            <text:p>FIX-SCHEDULE-7Y</text:p>
          </table:table-cell>
          <table:table-cell table:style-name="ce3" table:formula="of:=[.S9]" office:value-type="date" office:date-value="2017-02-21" calcext:value-type="date">
            <text:p>2017-02-21</text:p>
          </table:table-cell>
          <table:table-cell table:style-name="ce3" table:formula="of:=QUANTLIB.CALCADDINS.QLCALENDARADVANCE(&quot;TARGET&quot;;[.S10];[.E10];[.W10]; 0)" office:value-type="date" office:date-value="2024-02-21" calcext:value-type="date">
            <text:p>2024-02-21</text:p>
          </table:table-cell>
          <table:table-cell table:formula="of:=[.U9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0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9]" office:value-type="float" office:value="0" calcext:value-type="float">
            <text:p>0</text:p>
          </table:table-cell>
          <table:table-cell table:style-name="ce3" table:formula="of:=[.S10]" office:value-type="date" office:date-value="2017-02-21" calcext:value-type="date">
            <text:p>2017-02-21</text:p>
          </table:table-cell>
          <table:table-cell table:style-name="ce3" table:formula="of:=[.T10]" office:value-type="date" office:date-value="2024-02-21" calcext:value-type="date">
            <text:p>2024-02-21</text:p>
          </table:table-cell>
        </table:table-row>
        <table:table-row table:style-name="ro1">
          <table:table-cell table:number-columns-repeated="2"/>
          <table:table-cell table:formula="of:=QUANTLIB.CALCADDINS.QLFIXEDRATEBONDHELPER([.D11];[.F11];[.G11];[.H11];[.I11];[.J11];[.K11])" office:value-type="string" office:string-value="Fix-BondHelper-10Y" calcext:value-type="string">
            <text:p>Fix-BondHelper-10Y</text:p>
          </table:table-cell>
          <table:table-cell table:formula="of:=CONCATENATE(&quot;Fix-BondHelper-&quot;;[.E11])" office:value-type="string" office:string-value="Fix-BondHelper-10Y" calcext:value-type="string">
            <text:p>Fix-BondHelper-10Y</text:p>
          </table:table-cell>
          <table:table-cell office:value-type="string" calcext:value-type="string">
            <text:p>10Y</text:p>
          </table:table-cell>
          <table:table-cell table:formula="of:=[.M11]" office:value-type="string" office:string-value="FIX-Quote-10Y" calcext:value-type="string">
            <text:p>FIX-Quote-10Y</text:p>
          </table:table-cell>
          <table:table-cell table:formula="of:=[.G10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Q11]" office:value-type="string" office:string-value="FIX-SCHEDULE-10Y" calcext:value-type="string">
            <text:p>FIX-SCHEDULE-10Y</text:p>
          </table:table-cell>
          <table:table-cell table:formula="of:=[.J10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1];[.O11])" office:value-type="string" office:string-value="FIX-Quote-10Y" calcext:value-type="string">
            <text:p>FIX-Quote-10Y</text:p>
          </table:table-cell>
          <table:table-cell table:formula="of:=CONCATENATE(&quot;FIX-Quote-&quot;;[.E11])" office:value-type="string" office:string-value="FIX-Quote-10Y" calcext:value-type="string">
            <text:p>FIX-Quote-10Y</text:p>
          </table:table-cell>
          <table:table-cell table:formula="of:=[.O10]" office:value-type="float" office:value="100" calcext:value-type="float">
            <text:p>100</text:p>
          </table:table-cell>
          <table:table-cell/>
          <table:table-cell table:formula="of:=QUANTLIB.CALCADDINS.QLSCHEDULE([.R11];[.S11];[.T11];[.U11];[.V11];[.W11];[.X11];[.Y11];[.Z11];[.AA11];[.AB11])" office:value-type="string" office:string-value="FIX-SCHEDULE-10Y" calcext:value-type="string">
            <text:p>FIX-SCHEDULE-10Y</text:p>
          </table:table-cell>
          <table:table-cell table:formula="of:=CONCATENATE(&quot;FIX-SCHEDULE-&quot;;[.E11])" office:value-type="string" office:string-value="FIX-SCHEDULE-10Y" calcext:value-type="string">
            <text:p>FIX-SCHEDULE-10Y</text:p>
          </table:table-cell>
          <table:table-cell table:style-name="ce3" table:formula="of:=[.S10]" office:value-type="date" office:date-value="2017-02-21" calcext:value-type="date">
            <text:p>2017-02-21</text:p>
          </table:table-cell>
          <table:table-cell table:style-name="ce3" table:formula="of:=QUANTLIB.CALCADDINS.QLCALENDARADVANCE(&quot;TARGET&quot;;[.S11];[.E11];[.W11]; 0)" office:value-type="date" office:date-value="2027-02-22" calcext:value-type="date">
            <text:p>2027-02-22</text:p>
          </table:table-cell>
          <table:table-cell table:formula="of:=[.U10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1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0]" office:value-type="float" office:value="0" calcext:value-type="float">
            <text:p>0</text:p>
          </table:table-cell>
          <table:table-cell table:style-name="ce3" table:formula="of:=[.S11]" office:value-type="date" office:date-value="2017-02-21" calcext:value-type="date">
            <text:p>2017-02-21</text:p>
          </table:table-cell>
          <table:table-cell table:style-name="ce3" table:formula="of:=[.T11]" office:value-type="date" office:date-value="2027-02-22" calcext:value-type="date">
            <text:p>2027-02-22</text:p>
          </table:table-cell>
        </table:table-row>
        <table:table-row table:style-name="ro1">
          <table:table-cell table:number-columns-repeated="2"/>
          <table:table-cell table:formula="of:=QUANTLIB.CALCADDINS.QLFIXEDRATEBONDHELPER([.D12];[.F12];[.G12];[.H12];[.I12];[.J12];[.K12])" office:value-type="string" office:string-value="Fix-BondHelper-15Y" calcext:value-type="string">
            <text:p>Fix-BondHelper-15Y</text:p>
          </table:table-cell>
          <table:table-cell table:formula="of:=CONCATENATE(&quot;Fix-BondHelper-&quot;;[.E12])" office:value-type="string" office:string-value="Fix-BondHelper-15Y" calcext:value-type="string">
            <text:p>Fix-BondHelper-15Y</text:p>
          </table:table-cell>
          <table:table-cell office:value-type="string" calcext:value-type="string">
            <text:p>15Y</text:p>
          </table:table-cell>
          <table:table-cell table:formula="of:=[.M12]" office:value-type="string" office:string-value="FIX-Quote-15Y" calcext:value-type="string">
            <text:p>FIX-Quote-15Y</text:p>
          </table:table-cell>
          <table:table-cell table:formula="of:=[.G11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[.Q12]" office:value-type="string" office:string-value="FIX-SCHEDULE-15Y" calcext:value-type="string">
            <text:p>FIX-SCHEDULE-15Y</text:p>
          </table:table-cell>
          <table:table-cell table:formula="of:=[.J11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2];[.O12])" office:value-type="string" office:string-value="FIX-Quote-15Y" calcext:value-type="string">
            <text:p>FIX-Quote-15Y</text:p>
          </table:table-cell>
          <table:table-cell table:formula="of:=CONCATENATE(&quot;FIX-Quote-&quot;;[.E12])" office:value-type="string" office:string-value="FIX-Quote-15Y" calcext:value-type="string">
            <text:p>FIX-Quote-15Y</text:p>
          </table:table-cell>
          <table:table-cell table:formula="of:=[.O11]" office:value-type="float" office:value="100" calcext:value-type="float">
            <text:p>100</text:p>
          </table:table-cell>
          <table:table-cell/>
          <table:table-cell table:formula="of:=QUANTLIB.CALCADDINS.QLSCHEDULE([.R12];[.S12];[.T12];[.U12];[.V12];[.W12];[.X12];[.Y12];[.Z12];[.AA12];[.AB12])" office:value-type="string" office:string-value="FIX-SCHEDULE-15Y" calcext:value-type="string">
            <text:p>FIX-SCHEDULE-15Y</text:p>
          </table:table-cell>
          <table:table-cell table:formula="of:=CONCATENATE(&quot;FIX-SCHEDULE-&quot;;[.E12])" office:value-type="string" office:string-value="FIX-SCHEDULE-15Y" calcext:value-type="string">
            <text:p>FIX-SCHEDULE-15Y</text:p>
          </table:table-cell>
          <table:table-cell table:style-name="ce3" table:formula="of:=[.S11]" office:value-type="date" office:date-value="2017-02-21" calcext:value-type="date">
            <text:p>2017-02-21</text:p>
          </table:table-cell>
          <table:table-cell table:style-name="ce3" table:formula="of:=QUANTLIB.CALCADDINS.QLCALENDARADVANCE(&quot;TARGET&quot;;[.S12];[.E12];[.W12]; 0)" office:value-type="date" office:date-value="2032-02-23" calcext:value-type="date">
            <text:p>2032-02-23</text:p>
          </table:table-cell>
          <table:table-cell table:formula="of:=[.U11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2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1]" office:value-type="float" office:value="0" calcext:value-type="float">
            <text:p>0</text:p>
          </table:table-cell>
          <table:table-cell table:style-name="ce3" table:formula="of:=[.S12]" office:value-type="date" office:date-value="2017-02-21" calcext:value-type="date">
            <text:p>2017-02-21</text:p>
          </table:table-cell>
          <table:table-cell table:style-name="ce3" table:formula="of:=[.T12]" office:value-type="date" office:date-value="2032-02-23" calcext:value-type="date">
            <text:p>2032-02-23</text:p>
          </table:table-cell>
        </table:table-row>
        <table:table-row table:style-name="ro1">
          <table:table-cell table:number-columns-repeated="2"/>
          <table:table-cell table:formula="of:=QUANTLIB.CALCADDINS.QLFIXEDRATEBONDHELPER([.D13];[.F13];[.G13];[.H13];[.I13];[.J13];[.K13])" office:value-type="string" office:string-value="Fix-BondHelper-20Y" calcext:value-type="string">
            <text:p>Fix-BondHelper-20Y</text:p>
          </table:table-cell>
          <table:table-cell table:formula="of:=CONCATENATE(&quot;Fix-BondHelper-&quot;;[.E13])" office:value-type="string" office:string-value="Fix-BondHelper-20Y" calcext:value-type="string">
            <text:p>Fix-BondHelper-20Y</text:p>
          </table:table-cell>
          <table:table-cell office:value-type="string" calcext:value-type="string">
            <text:p>20Y</text:p>
          </table:table-cell>
          <table:table-cell table:formula="of:=[.M13]" office:value-type="string" office:string-value="FIX-Quote-20Y" calcext:value-type="string">
            <text:p>FIX-Quote-20Y</text:p>
          </table:table-cell>
          <table:table-cell table:formula="of:=[.G12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[.Q13]" office:value-type="string" office:string-value="FIX-SCHEDULE-20Y" calcext:value-type="string">
            <text:p>FIX-SCHEDULE-20Y</text:p>
          </table:table-cell>
          <table:table-cell table:formula="of:=[.J12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3];[.O13])" office:value-type="string" office:string-value="FIX-Quote-20Y" calcext:value-type="string">
            <text:p>FIX-Quote-20Y</text:p>
          </table:table-cell>
          <table:table-cell table:formula="of:=CONCATENATE(&quot;FIX-Quote-&quot;;[.E13])" office:value-type="string" office:string-value="FIX-Quote-20Y" calcext:value-type="string">
            <text:p>FIX-Quote-20Y</text:p>
          </table:table-cell>
          <table:table-cell table:formula="of:=[.O12]" office:value-type="float" office:value="100" calcext:value-type="float">
            <text:p>100</text:p>
          </table:table-cell>
          <table:table-cell/>
          <table:table-cell table:formula="of:=QUANTLIB.CALCADDINS.QLSCHEDULE([.R13];[.S13];[.T13];[.U13];[.V13];[.W13];[.X13];[.Y13];[.Z13];[.AA13];[.AB13])" office:value-type="string" office:string-value="FIX-SCHEDULE-20Y" calcext:value-type="string">
            <text:p>FIX-SCHEDULE-20Y</text:p>
          </table:table-cell>
          <table:table-cell table:formula="of:=CONCATENATE(&quot;FIX-SCHEDULE-&quot;;[.E13])" office:value-type="string" office:string-value="FIX-SCHEDULE-20Y" calcext:value-type="string">
            <text:p>FIX-SCHEDULE-20Y</text:p>
          </table:table-cell>
          <table:table-cell table:style-name="ce3" table:formula="of:=[.S12]" office:value-type="date" office:date-value="2017-02-21" calcext:value-type="date">
            <text:p>2017-02-21</text:p>
          </table:table-cell>
          <table:table-cell table:style-name="ce3" table:formula="of:=QUANTLIB.CALCADDINS.QLCALENDARADVANCE(&quot;TARGET&quot;;[.S13];[.E13];[.W13]; 0)" office:value-type="date" office:date-value="2037-02-23" calcext:value-type="date">
            <text:p>2037-02-23</text:p>
          </table:table-cell>
          <table:table-cell table:formula="of:=[.U12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3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2]" office:value-type="float" office:value="0" calcext:value-type="float">
            <text:p>0</text:p>
          </table:table-cell>
          <table:table-cell table:style-name="ce3" table:formula="of:=[.S13]" office:value-type="date" office:date-value="2017-02-21" calcext:value-type="date">
            <text:p>2017-02-21</text:p>
          </table:table-cell>
          <table:table-cell table:style-name="ce3" table:formula="of:=[.T13]" office:value-type="date" office:date-value="2037-02-23" calcext:value-type="date">
            <text:p>2037-02-23</text:p>
          </table:table-cell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QUANTLIB.CALCADDINS.QLPIECEWISEYIELDCURVE([BondBootstrapping.D20];[BondBootstrapping.E20];[BondBootstrapping.F20];[BondBootstrapping.G20];[BondBootstrapping.C5:.C13];[BondBootstrapping.I20]; 0.000000000001)" office:value-type="string" office:string-value="Bond-Bootstrapping" calcext:value-type="string">
            <text:p>Bond-Bootstrapping</text:p>
          </table:table-cell>
          <table:table-cell office:value-type="string" calcext:value-type="string">
            <text:p>Bond-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3" table:formula="of:=[Settings.B3]" office:value-type="date" office:date-value="2017-02-21" calcext:value-type="date">
            <text:p>2017-02-21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3" table:formula="of:=[.G20]+10" office:value-type="date" office:date-value="2017-03-03" calcext:value-type="date">
            <text:p>2017-03-03</text:p>
          </table:table-cell>
          <table:table-cell table:formula="of:=QUANTLIB.CALCADDINS.QLYIELDTSDISCOUNT([BondBootstrapping.C20];[BondBootstrapping.K20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3" table:formula="of:=[.G20]+10" office:value-type="date" office:date-value="2017-03-03" calcext:value-type="date">
            <text:p>2017-03-03</text:p>
          </table:table-cell>
          <table:table-cell table:formula="of:=QUANTLIB.CALCADDINS.QLYIELDTSDISCOUNT([.$C$20];[BondBootstrapping.K21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3" table:formula="of:=QUANTLIB.CALCADDINS.QLCALENDARADVANCE(&quot;TARGET&quot;;[.G20];&quot;10Y&quot;;&quot;Unadjusted&quot;;0)" office:value-type="date" office:date-value="2027-02-21" calcext:value-type="date">
            <text:p>2027-02-21</text:p>
          </table:table-cell>
          <table:table-cell table:formula="of:=QUANTLIB.CALCADDINS.QLYIELDTSDISCOUNT([.$C$20];[BondBootstrapping.K22])" office:value-type="float" office:value="0.905286957002342" calcext:value-type="float">
            <text:p>0.905286957002342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3" table:formula="of:=QUANTLIB.CALCADDINS.QLCALENDARADVANCE(&quot;TARGET&quot;;[.G20];&quot;11Y&quot;;&quot;Unadjusted&quot;;0)" office:value-type="date" office:date-value="2028-02-21" calcext:value-type="date">
            <text:p>2028-02-21</text:p>
          </table:table-cell>
          <table:table-cell table:formula="of:=QUANTLIB.CALCADDINS.QLYIELDTSDISCOUNT([.$C$20];[BondBootstrapping.K23])" office:value-type="float" office:value="0.896327102479352" calcext:value-type="float">
            <text:p>0.896327102479352</text:p>
          </table:table-cell>
          <table:table-cell table:number-columns-repeated="16"/>
        </table:table-row>
      </table:table>
      <table:table table:name="Bond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ZEROCURVE([Bond.D4];[Bond.C7:.C8];[Bond.D7:.D8];[Bond.D5])" office:value-type="string" office:string-value="Bond-YieldTS" calcext:value-type="string">
            <text:p>Bond-YieldTS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4];[.I5])" office:value-type="string" office:string-value="Bond-FL-Index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Bond-YieldT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" table:formula="of:=[Settings.B3]" office:value-type="date" office:date-value="2017-02-21" calcext:value-type="date">
            <text:p>2017-02-2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[Bond.C7]+35000" office:value-type="date" office:date-value="2112-12-20" calcext:value-type="date">
            <text:p>2112-12-20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D13];[.D14];[.D15])" office:value-type="string" office:string-value="Engine-1" calcext:value-type="string">
            <text:p>Engine-1</text:p>
          </table:table-cell>
          <table:table-cell table:formula="of:=QUANTLIB.CALCADDINS.QLDISCOUNTINGBONDENGINE([.E13];[.E14];[.E15])" office:value-type="string" office:string-value="Engine-2" calcext:value-type="string">
            <text:p>Engine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I13];[.I14];[.I15])" office:value-type="string" office:string-value="Engine-5" calcext:value-type="string">
            <text:p>Engine-5</text:p>
          </table:table-cell>
          <table:table-cell table:formula="of:=QUANTLIB.CALCADDINS.QLDISCOUNTINGBONDENGINE([.J13];[.J14];[.J15])" office:value-type="string" office:string-value="Engine-6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1</text:p>
          </table:table-cell>
          <table:table-cell office:value-type="string" calcext:value-type="string">
            <text:p>Engine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5</text:p>
          </table:table-cell>
          <table:table-cell office:value-type="string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I14]" office:value-type="string" office:string-value="Bond-YieldTS" calcext:value-type="string">
            <text:p>Bond-Yield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lSettleDa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lSettleDays</text:p>
          </table:table-cell>
          <table:table-cell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IXEDRATEBOND([.D20];[.D21];[.D22];[.D23];[.D24];[.D25];[.D26];[.D27];[.D28]; ; ; ; ; ; ; ; ; )" office:value-type="string" office:string-value="FixBond-1" calcext:value-type="string">
            <text:p>FixBond-1</text:p>
          </table:table-cell>
          <table:table-cell table:formula="of:=QUANTLIB.CALCADDINS.QLFIXEDRATEBOND([.E20];[.E21];[.E22];[.E23];[.E24];[.E25];[.E26];[.E27];[.E28]; ; ; ; ; ; ; ; ; )" office:value-type="string" office:string-value="FixBond-2" calcext:value-type="string">
            <text:p>FixBond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LOATINGRATEBOND([.I20];[.I21];[.I22];[.I23];[.I24];[.I25];[.I26];[.I27];[.I28];&quot;Unadjusted&quot;;&quot;Unadjusted&quot;;2; ; ; ; ; ; ; ; ; ; )" office:value-type="string" office:string-value="FloatBond-1" calcext:value-type="string">
            <text:p>FloatBond-1</text:p>
          </table:table-cell>
          <table:table-cell table:formula="of:=QUANTLIB.CALCADDINS.QLFLOATINGRATEBOND([.J20];[.J21];[.J22];[.J23];[.J24];[.J25];[.J26];[.J27];[.J28];&quot;Unadjusted&quot;;&quot;Unadjusted&quot;;2; ; ; ; ; ; ; ; ; ; )" office:value-type="string" office:string-value="FloatBond-2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ixBond-1</text:p>
          </table:table-cell>
          <table:table-cell office:value-type="string" calcext:value-type="string">
            <text:p>FixBond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loatBond-1</text:p>
          </table:table-cell>
          <table:table-cell office:value-type="string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D22]" office:value-type="string" office:string-value="TARGET" calcext:value-type="string">
            <text:p>TARGET</text:p>
          </table:table-cell>
          <table:table-cell table:number-columns-repeated="2"/>
          <table:table-cell office:value-type="string" calcext:value-type="string">
            <text:p>FaceAmount</text:p>
          </table:table-cell>
          <table:table-cell table:style-name="ce6" office:value-type="float" office:value="1000" calcext:value-type="float">
            <text:p>1,000.00</text:p>
          </table:table-cell>
          <table:table-cell table:style-name="ce6" table:formula="of:=[.I22]" office:value-type="float" office:value="1000" calcext:value-type="float">
            <text:p>1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eAmount</text:p>
          </table:table-cell>
          <table:table-cell table:style-name="ce6" office:value-type="float" office:value="1000000" calcext:value-type="float">
            <text:p>1,000,000.00</text:p>
          </table:table-cell>
          <table:table-cell table:style-name="ce6" table:formula="of:=[.D23]" office:value-type="float" office:value="1000000" calcext:value-type="float">
            <text:p>1,000,000.00</text:p>
          </table:table-cell>
          <table:table-cell table:number-columns-repeated="2"/>
          <table:table-cell office:value-type="string" calcext:value-type="string">
            <text:p>StartDate</text:p>
          </table:table-cell>
          <table:table-cell table:style-name="ce3" office:value-type="date" office:date-value="2014-01-01" calcext:value-type="date">
            <text:p>2014-01-01</text:p>
          </table:table-cell>
          <table:table-cell table:style-name="ce3" office:value-type="date" office:date-value="2014-06-06" calcext:value-type="date">
            <text:p>2014-06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Date</text:p>
          </table:table-cell>
          <table:table-cell table:style-name="ce3" office:value-type="date" office:date-value="2012-01-01" calcext:value-type="date">
            <text:p>2012-01-01</text:p>
          </table:table-cell>
          <table:table-cell table:style-name="ce3" table:formula="of:=[.D24]" office:value-type="date" office:date-value="2012-01-01" calcext:value-type="date">
            <text:p>2012-01-01</text:p>
          </table:table-cell>
          <table:table-cell table:number-columns-repeated="2"/>
          <table:table-cell office:value-type="string" calcext:value-type="string">
            <text:p>MaturityDate</text:p>
          </table:table-cell>
          <table:table-cell table:style-name="ce3" office:value-type="date" office:date-value="2060-01-01" calcext:value-type="date">
            <text:p>2060-01-01</text:p>
          </table:table-cell>
          <table:table-cell table:style-name="ce3" office:value-type="date" office:date-value="2030-12-06" calcext:value-type="date">
            <text:p>2030-12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urityDate</text:p>
          </table:table-cell>
          <table:table-cell table:style-name="ce3" office:value-type="date" office:date-value="2052-01-01" calcext:value-type="date">
            <text:p>2052-01-01</text:p>
          </table:table-cell>
          <table:table-cell table:style-name="ce3" table:formula="of:=[.D25]" office:value-type="date" office:date-value="2052-01-01" calcext:value-type="date">
            <text:p>2052-01-01</text:p>
          </table:table-cell>
          <table:table-cell table:number-columns-repeated="2"/>
          <table:table-cell office:value-type="string" calcext:value-type="string">
            <text:p>CouponFrequency</text:p>
          </table:table-cell>
          <table:table-cell office:value-type="string" calcext:value-type="string">
            <text:p>Semiannual</text:p>
          </table:table-cell>
          <table:table-cell table:formula="of:=[.I25]" office:value-type="string" office:string-value="Semiannual" calcext:value-type="string">
            <text:p>Semiann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I26]" office:value-type="string" office:string-value="TARGET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pons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IborIndex</text:p>
          </table:table-cell>
          <table:table-cell table:formula="of:=[.$I$3]" office:value-type="string" office:string-value="Bond-FL-Index" calcext:value-type="string">
            <text:p>Bond-FL-Index</text:p>
          </table:table-cell>
          <table:table-cell table:formula="of:=[.I27]" office:value-type="string" office:string-value="Bond-FL-Index" calcext:value-type="string">
            <text:p>Bond-FL-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D28]" office:value-type="string" office:string-value="Actual/360" calcext:value-type="string">
            <text:p>Actual/360</text:p>
          </table:table-cell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I28]" office:value-type="string" office:string-value="Actual/360" calcext:value-type="string">
            <text:p>Actual/36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D19];[.D12])" office:value-type="string" office:string-value="OK" calcext:value-type="string">
            <text:p>OK</text:p>
          </table:table-cell>
          <table:table-cell table:formula="of:=QUANTLIB.CALCADDINS.QLINSTRUMENTSETPRICINGENGINE([.E19];[.E12])" office:value-type="string" office:string-value="OK" calcext:value-type="string">
            <text:p>OK</text:p>
          </table:table-cell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I19];[.I12])" office:value-type="string" office:string-value="OK" calcext:value-type="string">
            <text:p>OK</text:p>
          </table:table-cell>
          <table:table-cell table:formula="of:=QUANTLIB.CALCADDINS.QLINSTRUMENTSETPRICINGENGINE([.J19];[.J12]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V</text:p>
          </table:table-cell>
          <table:table-cell table:style-name="ce6" table:formula="of:=QUANTLIB.CALCADDINS.QLINSTRUMENTNPV([.D20])" office:value-type="float" office:value="1004916.08128397" calcext:value-type="float">
            <text:p>1,004,916.08</text:p>
          </table:table-cell>
          <table:table-cell table:style-name="ce6" table:formula="of:=QUANTLIB.CALCADDINS.QLINSTRUMENTNPV([.E19])" office:value-type="float" office:value="1302681.94612494" calcext:value-type="float">
            <text:p>1,302,681.95</text:p>
          </table:table-cell>
          <table:table-cell table:number-columns-repeated="2"/>
          <table:table-cell office:value-type="string" calcext:value-type="string">
            <text:p>NPV</text:p>
          </table:table-cell>
          <table:table-cell table:style-name="ce6" table:formula="of:=QUANTLIB.CALCADDINS.QLINSTRUMENTNPV([.I20])" office:value-type="float" office:value="651.418660541342" calcext:value-type="float">
            <text:p>651.42</text:p>
          </table:table-cell>
          <table:table-cell table:style-name="ce6" table:formula="of:=QUANTLIB.CALCADDINS.QLINSTRUMENTNPV([.J19])" office:value-type="float" office:value="871.19415984716" calcext:value-type="float">
            <text:p>871.1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0"/>
          <table:table-cell table:number-columns-repeated="7"/>
        </table:table-row>
      </table:table>
      <table:table table:name="RiskyBond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RISKYFIXEDBOND([.D6];[.D6];[.D7];[.D8];[.D9];[.D10];[.D11];[.D12];[.D13];[.D14];[.D15])" office:value-type="string" office:string-value="RiskyBond-01" calcext:value-type="string">
            <text:p>RiskyBond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iskyBond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y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veryRa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TS</text:p>
          </table:table-cell>
          <table:table-cell table:formula="of:=[CreditBootstrapping.D16]" office:value-type="string" office:string-value="CDS-Bootstrapping" calcext:value-type="string">
            <text:p>CDS-Bootstrapp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edule</text:p>
          </table:table-cell>
          <table:table-cell table:formula="of:=[.D21]" office:value-type="string" office:string-value="Schedule-RB-01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ymentConvention</text:p>
          </table:table-cell>
          <table:table-cell office:value-type="string" calcext:value-type="string">
            <text:p>Unadjus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ional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ieldTS</text:p>
          </table:table-cell>
          <table:table-cell table:formula="of:=[BondBootstrapping.C20]" office:value-type="string" office:string-value="Bond-Bootstrapping" calcext:value-type="string">
            <text:p>Bond-Bootstrappin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6" table:formula="of:=QUANTLIB.CALCADDINS.QLINSTRUMENTNPV([.D5])" office:value-type="float" office:value="901.797545982093" calcext:value-type="float">
            <text:p>901.80</text:p>
          </table:table-cell>
          <table:table-cell office:value-type="string" calcext:value-type="string">
            <text:p>NPV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RiskyBond.D22];[RiskyBond.D23];[RiskyBond.D24];[RiskyBond.D25];[RiskyBond.D26];[RiskyBond.D27];[RiskyBond.D28];[RiskyBond.D29];[RiskyBond.D30];[RiskyBond.D31];[RiskyBond.D32])" office:value-type="string" office:string-value="Schedule-RB-01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RB-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4" office:value-type="date" office:date-value="2002-01-01" calcext:value-type="date">
            <text:p>01/0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4" office:value-type="date" office:date-value="2020-01-01" calcext:value-type="date">
            <text:p>01/01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4" table:formula="of:=[.D23]" office:value-type="date" office:date-value="2002-01-01" calcext:value-type="date">
            <text:p>01/01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4" table:formula="of:=[.D24]" office:value-type="date" office:date-value="2020-01-01" calcext:value-type="date">
            <text:p>01/01/20</text:p>
          </table:table-cell>
        </table:table-row>
      </table:table>
      <table:table table:name="VaillaSwap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SWAP([.D6];[.D7];[.D8];[.D9];[.D10];[.D11];[.D12];[.D13];[.D14];[.D15];[.D16])" office:value-type="string" office:string-value="ERROR: qlVanillaSwap:  ObjectHandler error: attempt to retrieve object with unknown ID 'ERROR: qlSchedule:  Date's serial number (0) outside allowed range [367-109574], i.e. [January 1st, 1901-December 31st, 2199]'" calcext:value-type="string">
            <text:p>ERROR: qlVanillaSwap: <text:s/>ObjectHandler error: attempt to retrieve object with unknown ID 'ERROR: qlSchedule: <text:s/>Date's serial number (0) outside allowed range [367-109574], i.e. [January 1st, 1901-December 31st, 2199]'</text:p>
          </table:table-cell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Swap-01</text:p>
          </table:table-cell>
          <table:table-cell table:number-columns-repeated="3"/>
          <table:table-cell table:formula="of:=QUANTLIB.CALCADDINS.QLSCHEDULE([.I6];[.J6];[.K6];[.L6];[.M6];[.N6];[.O6];[.P6];[.Q6];[.R6];[.S6])" office:value-type="string" office:string-value="ERROR: qlSchedule:  Date's serial number (0) outside allowed range [367-109574], i.e. [January 1st, 1901-December 31st, 2199]" calcext:value-type="string">
            <text:p>ERROR: qlSchedule: <text:s/>Date's serial number (0) outside allowed range [367-109574], i.e. [January 1st, 1901-December 31st, 2199]</text:p>
          </table:table-cell>
          <table:table-cell office:value-type="string" calcext:value-type="string">
            <text:p>FIX-SCHEDULE-01</text:p>
          </table:table-cell>
          <table:table-cell table:style-name="ce3" table:formula="of:=[Settings.B3]+20" office:value-type="date" office:date-value="2017-03-13" calcext:value-type="date">
            <text:p>2017-03-13</text:p>
          </table:table-cell>
          <table:table-cell table:style-name="ce3" table:formula="of:=QUANTLIB.CALCADDINS.QLCALENDARADVANCE(&quot;TARGET&quot;;[.J6];&quot;10Y&quot;;[.N6])" office:value-type="string" office:string-value="ERROR: qlCalendarAdvance:  no parameter value for EndOfMonth" calcext:value-type="string">
            <text:p>ERROR: qlCalendarAdvance: <text:s/>no parameter value for EndOfMonth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N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3" table:formula="of:=[.J6]" office:value-type="date" office:date-value="2017-03-13" calcext:value-type="date">
            <text:p>2017-03-13</text:p>
          </table:table-cell>
          <table:table-cell table:style-name="ce3" table:formula="of:=[.K6]" office:value-type="string" office:string-value="ERROR: qlCalendarAdvance:  no parameter value for EndOfMonth" calcext:value-type="string">
            <text:p>ERROR: qlCalendarAdvance: <text:s/>no parameter value for EndOfMon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Receiver</text:p>
          </table:table-cell>
          <table:table-cell table:number-columns-repeated="3"/>
          <table:table-cell table:formula="of:=QUANTLIB.CALCADDINS.QLSCHEDULE([.I7];[.J7];[.K7];[.L7];[.M7];[.N7];[.O7];[.P7];[.Q7];[.R7];[.S7])" office:value-type="string" office:string-value="ERROR: qlSchedule:  Date's serial number (0) outside allowed range [367-109574], i.e. [January 1st, 1901-December 31st, 2199]" calcext:value-type="string">
            <text:p>ERROR: qlSchedule: <text:s/>Date's serial number (0) outside allowed range [367-109574], i.e. [January 1st, 1901-December 31st, 2199]</text:p>
          </table:table-cell>
          <table:table-cell office:value-type="string" calcext:value-type="string">
            <text:p>FLOAT-SCHEDULE-01</text:p>
          </table:table-cell>
          <table:table-cell table:style-name="ce3" table:formula="of:=[.J6]" office:value-type="date" office:date-value="2017-03-13" calcext:value-type="date">
            <text:p>2017-03-13</text:p>
          </table:table-cell>
          <table:table-cell table:style-name="ce3" table:formula="of:=[.K6]" office:value-type="string" office:string-value="ERROR: qlCalendarAdvance:  no parameter value for EndOfMonth" calcext:value-type="string">
            <text:p>ERROR: qlCalendarAdvance: <text:s/>no parameter value for EndOfMonth</text:p>
          </table:table-cell>
          <table:table-cell table:style-name="ce3" office:value-type="string" calcext:value-type="string">
            <text:p>6M</text:p>
          </table:table-cell>
          <table:table-cell table:style-name="ce3" table:formula="of:=[.M6]" office:value-type="string" office:string-value="TARGET" calcext:value-type="string">
            <text:p>TARGET</text:p>
          </table:table-cell>
          <table:table-cell table:style-name="ce3" table:formula="of:=[.N6]" office:value-type="string" office:string-value="Following" calcext:value-type="string">
            <text:p>Following</text:p>
          </table:table-cell>
          <table:table-cell table:style-name="ce3" table:formula="of:=[.O6]" office:value-type="string" office:string-value="Following" calcext:value-type="string">
            <text:p>Following</text:p>
          </table:table-cell>
          <table:table-cell table:style-name="ce3" table:formula="of:=[.P6]" office:value-type="string" office:string-value="Backward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3" table:formula="of:=[.R6]" office:value-type="date" office:date-value="2017-03-13" calcext:value-type="date">
            <text:p>2017-03-13</text:p>
          </table:table-cell>
          <table:table-cell table:style-name="ce3" table:formula="of:=[.S6]" office:value-type="string" office:string-value="ERROR: qlCalendarAdvance:  no parameter value for EndOfMonth" calcext:value-type="string">
            <text:p>ERROR: qlCalendarAdvance: <text:s/>no parameter value for EndOfMon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inal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Schedule</text:p>
          </table:table-cell>
          <table:table-cell table:formula="of:=[.H6]" office:value-type="string" office:string-value="ERROR: qlSchedule:  Date's serial number (0) outside allowed range [367-109574], i.e. [January 1st, 1901-December 31st, 2199]" calcext:value-type="string">
            <text:p>ERROR: qlSchedule: <text:s/>Date's serial number (0) outside allowed range [367-109574], i.e. [January 1st, 1901-December 31st, 2199]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Rate</text:p>
          </table:table-cell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DayCounter</text:p>
          </table:table-cell>
          <table:table-cell office:value-type="string" calcext:value-type="string">
            <text:p>Actual/Actua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loatSchedule</text:p>
          </table:table-cell>
          <table:table-cell table:formula="of:=[.H7]" office:value-type="string" office:string-value="ERROR: qlSchedule:  Date's serial number (0) outside allowed range [367-109574], i.e. [January 1st, 1901-December 31st, 2199]" calcext:value-type="string">
            <text:p>ERROR: qlSchedule: <text:s/>Date's serial number (0) outside allowed range [367-109574], i.e. [January 1st, 1901-December 31st, 2199]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13];[.I14];[.I15])" office:value-type="string" office:string-value="VanillaSwap-Index" calcext:value-type="string">
            <text:p>VanillaSwap-Index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DISCOUNTINGSWAPENGINE([.L13];[.L14])" office:value-type="string" office:string-value="VanillaSwap-PE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borIndex</text:p>
          </table:table-cell>
          <table:table-cell table:formula="of:=[.I12]" office:value-type="string" office:string-value="VanillaSwap-Index" calcext:value-type="string">
            <text:p>VanillaSwap-Index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nillaSwap-Index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rea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  <table:table-cell office:value-type="string" calcext:value-type="string">
            <text:p>DiscountCurve</text:p>
          </table:table-cell>
          <table:table-cell table:formula="of:=[.L17]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oatingDayCounter</text:p>
          </table:table-cell>
          <table:table-cell office:value-type="string" calcext:value-type="string">
            <text:p>Actual/360</text:p>
          </table:table-cell>
          <table:table-cell table:number-columns-repeated="3"/>
          <table:table-cell office:value-type="string" calcext:value-type="string">
            <text:p>ForwardCurve</text:p>
          </table:table-cell>
          <table:table-cell table:formula="of:=[.I17]" office:value-type="string" office:string-value="VanillaSwap-FW" calcext:value-type="string">
            <text:p>VanillaSwap-F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ymentConvention</text:p>
          </table:table-cell>
          <table:table-cell office:value-type="string" calcext:value-type="string">
            <text:p>Following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D</text:p>
          </table:table-cell>
          <table:table-cell table:formula="of:=QUANTLIB.CALCADDINS.QLZEROCURVE([VaillaSwap.I18];[VaillaSwap.H21:.H22];[VaillaSwap.I21:.I22];[VaillaSwap.I19])" office:value-type="string" office:string-value="VanillaSwap-FW" calcext:value-type="string">
            <text:p>VanillaSwap-FW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VaillaSwap.L18];[VaillaSwap.K21:.K22];[VaillaSwap.L21:.L22];[VaillaSwap.L19])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VanillaSwap-FW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QUANTLIB.CALCADDINS.QLINSTRUMENTSETPRICINGENGINE([.D5];[.L12])" office:value-type="string" office:string-value="ERROR: qlInstrumentSetPricingEngine:  ObjectHandler error: attempt to retrieve object with unknown ID 'ERROR: qlVanillaSwap:  ObjectHandler error: attempt to retrieve object with unknown ID 'ERROR: qlSchedule:  Date's serial number (0) outside allowed range [367-109574], i.e. [January 1st, 1901-December 31st, 2199]''" calcext:value-type="string">
            <text:p>ERROR: qlInstrumentSetPricingEngine: <text:s/>ObjectHandler error: attempt to retrieve object with unknown ID 'ERROR: qlVanillaSwap: <text:s/>ObjectHandler error: attempt to retrieve object with unknown ID 'ERROR: qlSchedule: <text:s/>Date's serial number (0) outside allowed range [367-109574], i.e. [January 1st, 1901-December 31st, 2199]''</text:p>
          </table:table-cell>
          <table:table-cell office:value-type="string" calcext:value-type="string">
            <text:p>SetPricingEngin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7" table:formula="of:=QUANTLIB.CALCADDINS.QLINSTRUMENTNPV([.D5])" office:value-type="string" office:string-value="ERROR: qlInstrumentNPV:  ObjectHandler error: attempt to retrieve object with unknown ID 'ERROR: qlVanillaSwap:  ObjectHandler error: attempt to retrieve object with unknown ID 'ERROR: qlSchedule:  Date's serial number (0) outside allowed range [367-109574], i.e. [January 1st, 1901-December 31st, 2199]''" calcext:value-type="string">
            <text:p>ERROR: qlInstrumentNPV: <text:s/>ObjectHandler error: attempt to retrieve object with unknown ID 'ERROR: qlVanillaSwap: <text:s/>ObjectHandler error: attempt to retrieve object with unknown ID 'ERROR: qlSchedule: <text:s/>Date's serial number (0) outside allowed range [367-109574], i.e. [January 1st, 1901-December 31st, 2199]''</text:p>
          </table:table-cell>
          <table:table-cell office:value-type="string" calcext:value-type="string">
            <text:p>NPV</text:p>
          </table:table-cell>
          <table:table-cell table:number-columns-repeated="3"/>
          <table:table-cell table:style-name="ce3" office:value-type="date" office:date-value="2017-02-08" calcext:value-type="date">
            <text:p>2017-02-08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table:formula="of:=[Settings.B3]" office:value-type="date" office:date-value="2017-02-21" calcext:value-type="date">
            <text:p>2017-02-21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" office:value-type="date" office:date-value="2117-01-15" calcext:value-type="date">
            <text:p>2117-01-15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3" table:formula="of:=[VaillaSwap.K21]+36500" office:value-type="date" office:date-value="2117-01-28" calcext:value-type="date">
            <text:p>2117-01-28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20:43:02.4994879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6:28.335514064</meta:creation-date>
    <dc:date>2017-02-22T20:47:15.945135872</dc:date>
    <meta:editing-duration>PT5H23M56S</meta:editing-duration>
    <meta:editing-cycles>119</meta:editing-cycles>
    <meta:generator>LibreOffice/5.2.3.3$Linux_X86_64 LibreOffice_project/20m0$Build-3</meta:generator>
    <meta:document-statistic meta:table-count="10" meta:cell-count="1242" meta:object-count="0"/>
  </office:meta>
</office:document-meta>
</file>